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0000ff"/>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9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en" fo:country="US" fo:font-style="normal" style:font-style-asian="normal" style:font-style-complex="normal"/>
    </style:style>
    <style:style style:name="P9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text-properties fo:language="ru" fo:country="RU"/>
    </style:style>
    <style:style style:name="P114" style:family="paragraph" style:parent-style-name="Text_20_body">
      <style:text-properties fo:language="en" fo:country="US"/>
    </style:style>
    <style:style style:name="P115" style:family="paragraph" style:parent-style-name="Text_20_body">
      <style:paragraph-properties fo:background-color="#eeeeee">
        <style:background-image/>
      </style:paragraph-properties>
    </style:style>
    <style:style style:name="P116" style:family="paragraph" style:parent-style-name="Text_20_body">
      <style:paragraph-properties fo:background-color="#eeeeee">
        <style:background-image/>
      </style:paragraph-properties>
      <style:text-properties fo:language="ru" fo:country="RU"/>
    </style:style>
    <style:style style:name="P117" style:family="paragraph" style:parent-style-name="Text_20_body">
      <style:paragraph-properties fo:text-align="justify" style:justify-single-word="false" fo:background-color="#eeeeee">
        <style:background-image/>
      </style:paragraph-properties>
      <style:text-properties fo:language="ru" fo:country="RU"/>
    </style:style>
    <style:style style:name="P118" style:family="paragraph" style:parent-style-name="First_20_line_20_indent">
      <style:paragraph-properties fo:background-color="#eeeeee">
        <style:background-image/>
      </style:paragraph-properties>
      <style:text-properties fo:language="ru" fo:country="RU"/>
    </style:style>
    <style:style style:name="P11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0" style:family="paragraph" style:parent-style-name="Text_20_body">
      <style:paragraph-properties fo:margin-left="0cm" fo:margin-right="0cm" fo:text-align="justify"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fo:color="#800000"/>
    </style:style>
    <style:style style:name="P12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4" style:family="paragraph" style:parent-style-name="Text_20_body">
      <style:paragraph-properties fo:margin-left="0cm" fo:margin-right="0cm" fo:text-align="center"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1">
      <style:paragraph-properties fo:background-color="#eeeeee">
        <style:background-image/>
      </style:paragraph-properties>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style:paragraph-properties fo:background-color="#eeeeee">
        <style:background-image/>
      </style:paragraph-properties>
    </style:style>
    <style:style style:name="P153" style:family="paragraph" style:parent-style-name="Heading_20_2">
      <style:paragraph-properties fo:background-color="#eeeeee">
        <style:background-image/>
      </style:paragraph-properties>
      <style:text-properties fo:language="ru" fo:country="RU"/>
    </style:style>
    <style:style style:name="P15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style:font-style-asian="normal" style:font-style-complex="normal" loext:char-shading-value="0"/>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background-color="transparent" style:font-style-asian="normal" style:font-style-complex="normal" loext:char-shading-value="0"/>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3">Обмен ( <text:a xlink:type="simple" xlink:href="https://darkpony.ru/obmen/" text:style-name="Internet_20_link" text:visited-style-name="Visited_20_Internet_20_Link">https://darkpony.ru/obmen/</text:a> )</text:p>
      <text:p text:style-name="P114">Fallout Equestria</text:p>
      <text:p text:style-name="P113">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412006926839449387"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3549654834108593602" text:style-name="L2">
        <text:list-item>
          <text:p text:style-name="P157">«Великие грифоны прошлого» - из канона (5<text:span text:style-name="T10">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Природа Проклятий» - обмен</text:p>
        </text:list-item>
        <text:list-item>
          <text:p text:style-name="P157">«<text:span text:style-name="T52">Магия для Чайников</text:span>» - обмен</text:p>
        </text:list-item>
        <text:list-item>
          <text:p text:style-name="P157">«Энциклопедия Арканум» - обмен</text:p>
        </text:list-item>
        <text:list-item>
          <text:p text:style-name="P157">«О Гейсах» - обмен</text:p>
        </text:list-item>
        <text:list-item>
          <text:p text:style-name="P157"><text:soft-page-break/>«<text:span text:style-name="T62">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675258182151753796"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По другим данным, Селестии около 2500 лет (Обмен).</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text:soft-page-break/>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1">Искусственный интеллект. Создан Владом и Максом. Разработан для управления корпорациями.</text:p>
      <text:h text:style-name="Heading_20_3" text:outline-level="3">Норф</text:h>
      <text:p text:style-name="P11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1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0">Единорог. Холост, молод, мечтателен. Живёт в Кантерлоте. В свободное время рисует облака.</text:p>
      <text:h text:style-name="Heading_20_3" text:outline-level="3">Алекс</text:h>
      <text:p text:style-name="P120">Менеджер проектов, над одним из которых (Нексус) работает Макс.</text:p>
      <text:h text:style-name="Heading_20_3" text:outline-level="3"><text:soft-page-break/>Ростик</text:h>
      <text:p text:style-name="P120">Лидер команды тестировщиков</text:p>
      <text:h text:style-name="Heading_20_3" text:outline-level="3">Стас</text:h>
      <text:p text:style-name="P120">Программист-новичок в команде Макса.</text:p>
      <text:h text:style-name="Heading_20_3" text:outline-level="3">Рома</text:h>
      <text:p text:style-name="P120">Программист в команде UI-программистов</text:p>
      <text:h text:style-name="Heading_20_3" text:outline-level="3">Анджела</text:h>
      <text:p text:style-name="P120">Сисадмин. Флиртует с Максом.</text:p>
      <text:p text:style-name="P120"/>
      <text:h text:style-name="Heading_20_2" text:outline-level="2">Положения</text:h>
      <text:p text:style-name="P12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0" text:outline-level="2">1. Терра</text:h>
      <text:p text:style-name="P22">музыка - кондовая электронная, холодная и отчаянная (Electronics “Disappointed”)</text:p>
      <text:p text:style-name="P12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0">RnD-</text:span><text:span text:style-name="T1">зоны</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6"><text:span text:style-name="T10">&gt;\</text:span>Привет, Н<text:span text:style-name="T1">эш.</text:span> Это Макс.</text:p>
      <text:p text:style-name="P66"><text:span text:style-name="T10">&lt;\</text:span>Привет Макс. <text:span text:style-name="T1">Рад тебя видеть. Где ты отсутствовал три дня?</text:span></text:p>
      <text:p text:style-name="P66"><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text:soft-page-break/>Введём-ка парочку <text:span text:style-name="T1">простейших</text:span> вопросов <text:span text:style-name="T1">для разминки</text:span>.</text:p>
      <text:p text:style-name="P38"/>
      <text:p text:style-name="P66"><text:span text:style-name="T10">&gt;\</text:span>Как называется наш проект?</text:p>
      <text:p text:style-name="P66"><text:span text:style-name="T10">&lt;\</text:span>Дайсон.</text:p>
      <text:p text:style-name="P66"><text:span text:style-name="T10">&gt;\</text:span>Сколько тебе лет?</text:p>
      <text:p text:style-name="P66"><text:span text:style-name="T10">&lt;\</text:span>Два года с начала запуска кластера.</text:p>
      <text:p text:style-name="P66"><text:span text:style-name="T10">&gt;\</text:span>Какой сейчас год?</text:p>
      <text:p text:style-name="P66"><text:span text:style-name="T10">&gt;\</text:span>202<text:span text:style-name="T1">1</text:span>-й.</text:p>
      <text:p text:style-name="P21"/>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66"><text:span text:style-name="T10">&gt;\</text:span>Н<text:span text:style-name="T1">эш</text:span>, отключи память <text:span text:style-name="T1">заданий</text:span> за последнюю неделю.</text:p>
      <text:p text:style-name="P66"><text:span text:style-name="T10">&lt;\</text:span>Выполнено.</text:p>
      <text:p text:style-name="P66"><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6"><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Подробный план действий по дням приведен в файле «Война корпораций_A_06.09.2026_23<text:span text:style-name="T10">:47.bmf»</text:span></text:p>
      <text:p text:style-name="P20"/>
      <text:p text:style-name="P28">&lt;<text:span text:style-name="T1">как-то говённо. Улучшить</text:span>&gt;</text:p>
      <text:p text:style-name="P38">Хм, не понял? Ч<text:span text:style-name="T1">ё</text:span> за хрень?</text:p>
      <text:p text:style-name="P38"/>
      <text:p text:style-name="P66"><text:span text:style-name="T10">&gt;</text:span>\<text:span text:style-name="T1">Нэш</text:span>, почему ты используешь жёсткие настройки <text:span text:style-name="T1">для решения задачи</text:span>?</text:p>
      <text:p text:style-name="P66"><text:span text:style-name="T10">&lt;\</text:span>Настройки правильные, <text:span text:style-name="T1">Макс</text:span>.</text:p>
      <text:p text:style-name="P21"/>
      <text:p text:style-name="P3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2"/>
      <text:p text:style-name="P66"><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8">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8">Ага, уже теплее.</text:p>
      <text:p text:style-name="P38"/>
      <text:p text:style-name="P66"><text:span text:style-name="T10">&gt;</text:span>\<text:span text:style-name="T1">Нэш</text:span>,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0">– </text:span>Окей. Спасибо, Макс.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10">.</text:span></text:p>
      <text:p text:style-name="P93">Гудки.</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24">***</text:p>
      <text:p text:style-name="P12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5">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68">Музыка быстрая, тревожная, надорваная и печальная (Pet Shop Boys “So Hard” ?)</text:p>
      <text:p text:style-name="P24"/>
      <text:p text:style-name="P121"><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6"/>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lt;<text:span text:style-name="T1">Описание полёта через Эогипп. Удивлённый взгляд Анакорна</text:span>&gt;</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10">3. </text:span>Кантерлот</text:h>
      <text:p text:style-name="P69">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108717511783476305"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text:soft-page-break/>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7"><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2">– А по-моему, ты не…</text:p>
      <text:p text:style-name="P40"><text:span text:style-name="T11">– Так, я попрошу! – перебила меня венценосная кобыла. – Давай, ты не будешь лезть в мои дела, а я не буду</text:span><text:span text:style-name="T5">… эээ… ммм…</text:span></text:p>
      <text:p text:style-name="P42">– Не будешь что?</text:p>
      <text:p text:style-name="P50">Селестия нахмурилась и угрожающе подняла крылья.</text:p>
      <text:p text:style-name="P50"><text:span text:style-name="T10">– </text:span>Не забывай, человек, я — могущественный маг и правитель Эквестрии. Ко мне нужно относиться с должным уважением!</text:p>
      <text:p text:style-name="P50"><text:span text:style-name="T10">– </text:span>А то что? Превратишь в жабу? Сошлёшь на Луну? Убьёшь нахер?</text:p>
      <text:p text:style-name="P50">Аликорница сникла. Уши её опустились.</text:p>
      <text:p text:style-name="P50"><text:span text:style-name="T10">– </text:span>Макс, не надо... Ты же знаешь, я этого не сделаю.</text:p>
      <text:p text:style-name="P50"><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0"><text:span text:style-name="T10">Аликорница уселась н</text:span>а пол <text:span text:style-name="T10">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0">– </text:span>Вот, читай отсюда. <text:span text:style-name="T10">– а</text:span>ликорница подчеркнула абзац копытом.</text:p>
      <text:p text:style-name="P50"/>
      <text:p text:style-name="P51">***</text:p>
      <text:p text:style-name="P51"/>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text:soft-page-break/>&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2">–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1" text:outline-level="2"><text:span text:style-name="T10">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text:soft-page-break/>–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text:soft-page-break/>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text:soft-page-break/>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text:soft-page-break/>– Вроде да. Хотя, по-моему, дело уже не в муравьях.</text:p>
      <text:p text:style-name="P50">– По-моему, тоже. – рассмеялась аликорница. – Продолжай...</text:p>
      <text:p text:style-name="P50"/>
      <text:h text:style-name="P150" text:outline-level="2">6. Стыд</text:h>
      <text:p text:style-name="P50"/>
      <text:p text:style-name="P58">~~~ Завтра на семь в библиотеке ~~~</text:p>
      <text:p text:style-name="P58"/>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text:soft-page-break/></text:p>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text:soft-page-break/>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7">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text:soft-page-break/>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0">— умение делегировать полномочия. Вечером того же дня я села за письменный стол.</text:span></text:p>
      <text:p text:style-name="P42">“<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0">—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text:span text:style-name="T10">40-6</text:span></text:h>
      <text:p text:style-name="P70">Mark Knopfler — Hill Farmers Blues — или на следующую главу (прощание)</text:p>
      <text:p text:style-name="P50"/>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5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text:soft-page-break/></text:p>
      <text:p text:style-name="P42">…</text:p>
      <text:p text:style-name="P42"/>
      <text:p text:style-name="P5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0">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oft-page-break/><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8">Мне печалиться не стоит</text:p><text:p text:style-name="P138">Жизнь прекрасна и ярк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text:p><text:p text:style-name="P138">Но друзей моих немного,</text:p><text:p text:style-name="P138">Гложе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0">–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0">–</text:span> А водку у вас принято пить?</text:p>
      <text:p text:style-name="P4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0">– Это ты называешь “дружбой”? – с </text:span>улыбкой хмыкнул<text:span text:style-name="T10"> я. – </text:span>Мне нравится твоё чувство юмора.</text:p>
      <text:p text:style-name="P50">Аликорница нахмурилась.</text:p>
      <text:p text:style-name="P50"><text:span text:style-name="T10">–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0">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2">–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1">***</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1"><text:span text:style-name="T47">– </text:span>“<text:span text:style-name="T1">Что я могу сделать, чтобы вернуть всё назад?</text:span>”</text:p>
      <text:p text:style-name="P11"><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4">Что бы это значило, Флер?</text:span></text:p>
      <text:p text:style-name="P11"><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text:soft-page-break/>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
      <text:p text:style-name="P1"><text:span text:style-name="T43">&lt;</text:span><text:span text:style-name="T61">Mark Knopfler - </text:span><text:span text:style-name="T60">Hill Farmer's Blues</text:span><text:span text:style-name="T43">&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text:span text:style-name="T10">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8">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м!</text:p>
      <text:p text:style-name="P58"><text:soft-page-break/>– Конечно, моя хорошая...</text:p>
      <text:p text:style-name="P58"/>
      <text:p text:style-name="P42">Вагоны убаюкивающе перестукивались по рельсам, унося меня прочь от Кантерлота. Я перевернулся на другой бок и провалился в сон.</text:p>
      <text:p text:style-name="P72">&lt;https://www.youtube.com/watch?v=Py9SDdYGFrQ&gt;</text:p>
      <text:h text:style-name="Heading_20_2" text:outline-level="2">10. Понивилль</text:h>
      <text:p text:style-name="P42"/>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text:soft-page-break/>– Неужели штука?</text:p>
      <text:p text:style-name="P42">Поняшк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 </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4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3">***</text:p>
      <text:p text:style-name="P42"/>
      <text:p text:style-name="P12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0"><text:span text:style-name="T10">–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0">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69">&lt;Seal — Amazing <text:span text:style-name="T1">(T</text:span><text:span text:style-name="T10">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4">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3">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6">— высокая светлая фигура с длинным рогом, занимающая своё место в очереди...</text:span></text:p>
      <text:p text:style-name="P1"/>
      <text:p text:style-name="P18">Примечания: <text:span text:style-name="T46">чёрный экран?</text:span></text:p>
      <text:p text:style-name="P49"/>
      <text:p text:style-name="P51">***</text:p>
      <text:p text:style-name="P50"/>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text:soft-page-break/>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2">—</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oft-page-break/><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
      <text:p text:style-name="P109"><text:span text:style-name="T10">– Я </text:span>всегда буду оставаться в тени. <text:span text:style-name="T10">– </text:span>хлюпала единорожка. <text:span text:style-name="T10">– </text:span>Мне не хватает сил, чтобы воспользоваться всеми знаниями, которые я освоила. Ведь даже заклинание «Последнего Шанса» я нашла!</text:p>
      <text:p text:style-name="P109"><text:span text:style-name="T10">– </text:span>Ты?!</text:p>
      <text:p text:style-name="P109"><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9"><text:span text:style-name="T10">– М</text:span>ожет тогда, ты скажешь, что в нём пошло не так и почему к вам попал я, а не сверхаликорн?</text:p>
      <text:p text:style-name="P109"><text:span text:style-name="T10">– </text:span>Не скажу. Заклинания Стар Свирла Бородатого обычно если срабатывают, то без ошибок.</text:p>
      <text:p text:style-name="P50"><text:span text:style-name="T10">– Если </text:span>только <text:span text:style-name="T10">их правильно вызывают. – </text:span>пробурчал Спайк, возвращаясь в корзинку.</text:p>
      <text:p text:style-name="P89"><text:span text:style-name="T10">–</text:span> <text:span text:style-name="T1">Эмм. </text:span>Что он имел ввиду?</text:p>
      <text:p text:style-name="P8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89"><text:span text:style-name="T10">– </text:span><text:span text:style-name="T1">Да, завершилось всё препаршиво. Принцесса Луна сказала, лучше бы её обратно на Луну закинули.</text:span></text:p>
      <text:p text:style-name="P8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89"><text:span text:style-name="T10">– </text:span><text:span text:style-name="T1">Хм. Нет.</text:span></text:p>
      <text:p text:style-name="P89"><text:span text:style-name="T10">– </text:span><text:span text:style-name="T1">А друзья?</text:span></text:p>
      <text:p text:style-name="P89"><text:span text:style-name="T10">– </text:span><text:span text:style-name="T1">У меня был друг. Погиб два месяца назад.</text:span></text:p>
      <text:p text:style-name="P92"><text:span text:style-name="T10">–</text:span> О, мои соболезнования! Друзей терять <text:span text:style-name="T1">тоже</text:span> тяжко.</text:p>
      <text:p text:style-name="P92"><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oft-page-break/><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0">…</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0">Чужестранец-человек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0">– </text:span>Привет, Эй-Джей! У тебя проблемы?</text:p>
      <text:p text:style-name="P5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0">–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0">–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10">– Г</text:span>отово. Принимай работу, хозяйка!</text:p>
      <text:p text:style-name="P50">Эпплджек стиснула меня в сокрушающих объятиях.</text:p>
      <text:p text:style-name="P5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0">–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0">–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0">– </text:span>Свободно? <text:span text:style-name="T10">– </text:span>спросил я у единственной пони, сидящей за столиком.</text:p>
      <text:p text:style-name="P5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10">– <text:s/></text:span>Пирог с грибами, яишницу и чизкейк<text:span text:style-name="T10"> – </text:span>сообщил я подошедшей официантке.</text:p>
      <text:p text:style-name="P5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0"><text:span text:style-name="T10">–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0">– </text:span>Вы, наверное, ждёте кого-то?</text:p>
      <text:p text:style-name="P52"><text:span text:style-name="T10">– </text:span>Неа.</text:p>
      <text:p text:style-name="P52"><text:span text:style-name="T10">– </text:span>Просто обедаете?</text:p>
      <text:p text:style-name="P52"><text:span text:style-name="T10">– </text:span>Неа.</text:p>
      <text:p text:style-name="P52"><text:span text:style-name="T10">– </text:span>Просто сидите и мрачно смотрите на меня?</text:p>
      <text:p text:style-name="P52"><text:span text:style-name="T10">– </text:span>Неа.</text:p>
      <text:p text:style-name="P52">Хм, а эта пони не из разговорчивых. Ну ладно.</text:p>
      <text:p text:style-name="P52"><text:span text:style-name="T10">– </text:span>А что же вы делаете?</text:p>
      <text:p text:style-name="P52"><text:span text:style-name="T10">– </text:span>Веселюсь. <text:span text:style-name="T10">– </text:span>мрачно заявила пони.</text:p>
      <text:p text:style-name="P52"><text:span text:style-name="T10">–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0">– </text:span>Привет, Макс!</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0">– </text:span>Мы с вами раньше встречались?</text:p>
      <text:p text:style-name="P52"><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0">– </text:span>Оставь, Салвер.<text:span text:style-name="T10"> </text:span>Ему за счёт заведения.</text:p>
      <text:p text:style-name="P50"><text:span text:style-name="T10">– </text:span>Ясно, мисс Пинки. <text:span text:style-name="T10">– </text:span>официантка кивнула и ушла.</text:p>
      <text:p text:style-name="P50"><text:span text:style-name="T10">– Ч</text:span>его-о-о?<text:span text:style-name="T10"> </text:span>Так это твой бар?</text:p>
      <text:p text:style-name="P5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0">– </text:span>У меня есть идея получше. <text:span text:style-name="T10">– </text:span>на свет показалась фляга Большого Макинтоша.</text:p>
      <text:p text:style-name="P5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0">– </text:span>Починил телегу. Только молчок про самогон, раз уж ты в курсе. <text:span text:style-name="T10">– </text:span>я разлил сидр по чашкам.</text:p>
      <text:p text:style-name="P5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0">–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0">– У </text:span>тебя такая смешная мордочка! <text:span text:style-name="T10">– </text:span>захихикали Пинки, покачиваясь. <text:span text:style-name="T10">– </text:span>Как будто ты <text:span text:style-name="T64">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0">– </text:span>Эммм... Скажи-ка мне, мой друг П-п-пинки... Легенда про фаэри <text:span text:style-name="T15">— </text:span><text:span text:style-name="T64">эт правда?</text:span></text:p>
      <text:p text:style-name="P50"><text:span text:style-name="T15">– </text:span><text:span text:style-name="T64">Какая из? Их много, вообще-то. Ик!</text:span></text:p>
      <text:p text:style-name="P50"><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4">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0"><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50"><text:span text:style-name="T15">– </text:span><text:span text:style-name="T64">Пока не умру?</text:span></text:p>
      <text:p text:style-name="P50"><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3"><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3"><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3"><text:span text:style-name="T10">– </text:span>У нас?</text:p>
      <text:p text:style-name="P53">Пинки молча поддела меня носом и с неожиданной<text:tab/>для такой маленькой кобылки силой буквально закинула меня себе на спин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0">– </text:span>Стооой! <text:span text:style-name="T10">– </text:span>заорал я. <text:span text:style-name="T10">– </text:span>Выпрыгивай из бочки!!!</text:p>
      <text:p text:style-name="P53">Кобылка-пилот улыбнулась и постукала копытцем по шлему, показывая, что не слышит меня.</text:p>
      <text:p text:style-name="P53"><text:span text:style-name="T10">– </text:span>Выпрыгивааа... <text:span text:style-name="T10">–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0">– </text:span>Смотри, вот те и ответ на вопрос, куда деваются пони!</text:p>
      <text:p text:style-name="P53"><text:span text:style-name="T10">– </text:span>Где? <text:span text:style-name="T10">– </text:span>единорожка начала оглядываться.</text:p>
      <text:p text:style-name="P53"><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3"><text:span text:style-name="T10">– </text:span>И что? Я всё равно не пойму, куда пони деваются? И куда пропала Скуталу?</text:p>
      <text:p text:style-name="P53"><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0">Приветствую тебя, мой маленький человек!</text:p>
      <text:p text:style-name="P60"><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text:soft-page-break/>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0">P.S. Н</text:span>е гневите мироздание воровством! <text:span text:style-name="T30">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0"/>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text:span></text:p>
      <text:p text:style-name="P58"/>
      <text:h text:style-name="Heading_20_2" text:outline-level="2">13. Мэйнхэттен</text:h>
      <text:p text:style-name="P71">ZZ Top – Gimme all your lovin</text:p>
      <text:p text:style-name="P53"><text:span text:style-name="T10">–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0">–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3"><text:soft-page-break/><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3"><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0">– </text:span>Это неправильно! <text:span text:style-name="T10">– </text:span>заявила Рэйнбоу Дэш, отвернувшись от окна.</text:p>
      <text:p text:style-name="P53"><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3"><text:span text:style-name="T10">– </text:span>Да я не про то! <text:span text:style-name="T10">– </text:span>отмахнулась пегаска. <text:span text:style-name="T10">– </text:span>Посмотри на поле.</text:p>
      <text:p text:style-name="P53"><text:span text:style-name="T10">– </text:span>И что? Поле как поле.</text:p>
      <text:p text:style-name="P53"><text:span text:style-name="T10">– </text:span>Оно не убрано. <text:span text:style-name="T10">– </text:span>мрачно ответила пегаска. <text:span text:style-name="T10">–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0">– </text:span>У самого посёлка поля убраны. Наверняка дойдёт дело и до остальных.</text:p>
      <text:p text:style-name="P53"><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0">– </text:span>Спасибо, но от пинкиных плюшек у меня фланки округляются.</text:p>
      <text:p text:style-name="P53"><text:span text:style-name="T10">– </text:span>Да ладно тебе, Рэйнбоу Дэш! От одной не округлятся.</text:p>
      <text:p text:style-name="P53"><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0"> </text:span>Как будто…</text:p>
      <text:p text:style-name="P53"><text:span text:style-name="T10">–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0">–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oft-page-break/><text:span text:style-name="T10">– </text:span>Что за…?</text:p>
      <text:p text:style-name="P11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0">– </text:span>Леди и джентльпони! Просьба не паниковать! Поезд дальше не идёт: впереди провал! <text:span text:style-name="T10">– </text:span>крикнул проводник.</text:p>
      <text:p text:style-name="P53"><text:span text:style-name="T10">– </text:span>Какой ещё, в дышло, провал? Я проезжал тут два дня назад!</text:p>
      <text:p text:style-name="P53"><text:span text:style-name="T10">– </text:span>Безобразие! Верните мне деньги за билет!</text:p>
      <text:p text:style-name="P53"><text:span text:style-name="T10">– </text:span>Как вы смеете! Я опоздаю в порт! <text:s/><text:span text:style-name="T10">–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0">– </text:span>Дэш, нам надо на ту сторону.</text:p>
      <text:p text:style-name="P53"><text:span text:style-name="T10">– </text:span>Нет проблем. Я могу тебя перенести.</text:p>
      <text:p text:style-name="P53">Я с сомнением посмотрел на пегаску. Дэш в холке была мне по пояс.</text:p>
      <text:p text:style-name="P53"><text:span text:style-name="T10">–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3">Мля.</text:p>
      <text:p text:style-name="P53"><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3"><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text:p>
      <text:p text:style-name="P53"><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0">–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53"><text:span text:style-name="T10">– </text:span>Удостоверение личности предъявлять? <text:span text:style-name="T10">– </text:span>осведомился я.</text:p>
      <text:p text:style-name="P53"><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3">Дэш, ни слова не говоря, прислонила ухо к двери.</text:p>
      <text:p text:style-name="P53"><text:span text:style-name="T10">– </text:span>Будешь смеяться, но именно этим он и занят. Вызывает полицию по телефону. <text:span text:style-name="T10">– </text:span>сообщила пегаска.</text:p>
      <text:p text:style-name="P53"><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0">– </text:span>Сколько у нас времени?</text:p>
      <text:p text:style-name="P53">Дэш почесала в затылке.</text:p>
      <text:p text:style-name="P53"><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0">–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text:p>
      <text:p text:style-name="P53"><text:soft-page-break/>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3">Снаружи послышался вой сирены и цокот множества копыт.</text:p>
      <text:p text:style-name="P53"><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0">– </text:span>Это твои двадцать минут? <text:span text:style-name="T10">– </text:span>возмутился я. <text:span text:style-name="T10">– </text:span>Да ещё и десяти не прошло!</text:p>
      <text:p text:style-name="P53">Дэш вымучено скривилась.</text:p>
      <text:p text:style-name="P53"><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3">Я разбил топором стеклянные дверцы прибора и вытащил рубины.</text:p>
      <text:p text:style-name="P53"><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0">– </text:span>Ну уж фигушки. Я тебя тут не оставлю.</text:p>
      <text:p text:style-name="P53"><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0">– </text:span>Быстро за мной! <text:span text:style-name="T10">–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0">– Ю-</text:span>хууу<text:span text:style-name="T10">!!!</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0">–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0">– </text:span>Макс, подвинься!</text:p>
      <text:p text:style-name="P53"><text:soft-page-break/>Пегаска оттеснила меня крупом и повернулась к двери задом.</text:p>
      <text:p text:style-name="P53"><text:span text:style-name="T10">–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0">– </text:span>Ты чего на меня так уставился? <text:span text:style-name="T10">– </text:span>подозрительно спросила пегаска.</text:p>
      <text:p text:style-name="P53"><text:span text:style-name="T10">– </text:span>Да так… Не ожидал, что ты такая…</text:p>
      <text:p text:style-name="P53"><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0">– </text:span>Ты! Не! По! Нял! Те! Бе! Не! Льзя! Тут! Ос! Та! ВАТЬСЯ!!! <text:span text:style-name="T10">–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0">– </text:span>Ты чего делаешь??!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0">– </text:span>Кто мешает нам спать после тяжкого выступления?</text:p>
      <text:p text:style-name="P53">Я осторожно выглянул из куста.</text:p>
      <text:p text:style-name="P53"><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0">–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0">– </text:span>Так-так, посмотрим, что тут у нас. Ага. Гм. Это наверняка тот монстр-человек,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0">– </text:span>А это у нас кто? Гмм. Пегаска. Вот так раз! Рэйнбоу Дэш! Какими судьбами?</text:p>
      <text:p text:style-name="P53"><text:span text:style-name="T10">– </text:span>ТРИКСИ! <text:span text:style-name="T10">– <text:s/></text:span>фейсхуфнула Дэш. <text:span text:style-name="T10">– </text:span>Во имя Селестии, ЧТО ты тут делаешь?!!</text:p>
      <text:p text:style-name="P53"><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3"><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3"><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0">– </text:span>Ей ведь нельзя рассказывать, да?</text:p>
      <text:p text:style-name="P53"><text:span text:style-name="T10">– </text:span>Нельзя. <text:span text:style-name="T10">– </text:span>подтвердил я. <text:span text:style-name="T10">–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0">– </text:span>ОГО!</text:p>
      <text:p text:style-name="P53">Единорожка аж уселась на крыльцо от удивления.</text:p>
      <text:p text:style-name="P53"><text:span text:style-name="T10">–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text:soft-page-break/>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0">– </text:span>Мы приняли решение не выдавать вас полиции в обмен на то, что вы расскажете нам о вашей секретной миссии!</text:p>
      <text:p text:style-name="P53"><text:span text:style-name="T10">– </text:span>Не пойдёт! <text:span text:style-name="T10">– </text:span>заявил я. <text:span text:style-name="T10">– </text:span>Я уже сказал, что это тайна. Мне добавить нечего.</text:p>
      <text:p text:style-name="P53"><text:span text:style-name="T10">– </text:span>Да неужели? <text:span text:style-name="T10">– </text:span>захлопала ресницами Трикси. <text:span text:style-name="T10">–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text:p>
      <text:p text:style-name="P45"/>
      <text:p text:style-name="P53"><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3"><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0">– </text:span>Стой! Что ты там сказала о Селестии?</text:p>
      <text:p text:style-name="P53">Трикси молча левитировала мне газеты с трюмо.</text:p>
      <text:p text:style-name="P53">Фак! Фак-фак-фак!!!</text:p>
      <text:p text:style-name="P53">«<text:span text:style-name="T30">Исчезновение дневной главы диархии: Эквестрия в панике!</text:span>» (статья двухдневной давности).</text:p>
      <text:p text:style-name="P53">«<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3">«<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3">«<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5">–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3"><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4"><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0">–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4"><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3"><text:soft-page-break/>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3">Единорожка задумалась и продолжила:</text:p>
      <text:p text:style-name="P4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6"/>
      <text:h text:style-name="Heading_20_2" text:outline-level="2">14. <text:span text:style-name="T1">Деградация</text:span></text:h>
      <text:p text:style-name="P45">&lt;<text:span text:style-name="T66">David Bowie - Lets Dance/ Ashes To Ashes</text:span></text:p>
      <text:p text:style-name="P45"><text:span text:style-name="T66">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text:soft-page-break/>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
      <text:p text:style-name="P53"><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9">»</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text:soft-page-break/>–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text:soft-page-break/>–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обняв мою ногу, заснула.</text:p>
      <text:p text:style-name="P53">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7">37 пни</text:span></text:p>
      <text:p text:style-name="P65">24пн</text:p>
      <text:p text:style-name="P65">15</text:p>
      <text:p text:style-name="P53"><text:span text:style-name="T30">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0">Добро пожаловать в Груммингтон! Вам здесь рады!</text:span></text:p>
      <text:p text:style-name="P53"><text:span text:style-name="T30">Население города </text:span><text:span text:style-name="T67">302 пони</text:span><text:span text:style-name="T30">.</text:span></text:p>
      <text:p text:style-name="P53"><text:span text:style-name="T67">250 пони</text:span><text:span text:style-name="T30">.</text:span></text:p>
      <text:p text:style-name="P53"><text:span text:style-name="T67">125 поней</text:span><text:span text:style-name="T30">.</text:span></text:p>
      <text:p text:style-name="P53"><text:span text:style-name="T30">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0">&lt;</text:span><text:span text:style-name="T58">Metallica-Enter Sandman</text:span><text:span text:style-name="T10">&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5">&lt;<text:span text:style-name="T57">Elo - Sorrow about to fall</text:span>&gt;</text:p>
      <text:p text:style-name="P45">&lt;<text:span text:style-name="T57">Kiss – I Was Made For Lovin’ You</text:span>&gt;</text:p>
      <text:p text:style-name="P53">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oft-page-break/><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вижу скал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p>
      <text:p text:style-name="P61">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text:soft-page-break/>–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53">…</text:p>
      <text:p text:style-name="P53">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text:soft-page-break/>–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0">–</text:span> А какой у тебя там был образ жизни?</text:p>
      <text:p text:style-name="P53"><text:span text:style-name="T10">–</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0">–</text:span> Дискордовы яйца! Ты сидел в тюрьме? За что тебя посадили?</text:p>
      <text:p text:style-name="P53"><text:span text:style-name="T10">–</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5">Пегаска <text:span text:style-name="T10">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6"/>
      <text:p text:style-name="P46">…</text:p>
      <text:p text:style-name="P46">&lt;<text:bookmark text:name="eow-title"/><text:span text:style-name="T60">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8">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0">—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0">– </text:span>Выф-выф-вуф! <text:span text:style-name="T10">– </text:span>возразил я.</text:p>
      <text:p text:style-name="P55">Отпихнув от лица живот пегаски и выплюнув шерсть, я продолжил.</text:p>
      <text:p text:style-name="P55"><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5"><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0">– </text:span>Дэш, я знаю. Просто не могу о ней забыть.</text:p>
      <text:p text:style-name="P55">Пегаска тяжело поднялась.</text:p>
      <text:p text:style-name="P55"><text:span text:style-name="T10">– </text:span>Везёт же некоторым. <text:span text:style-name="T10">– </text:span>пробормотала она, раскрывая крылья для просушки.</text:p>
      <text:p text:style-name="P55">…</text:p>
      <text:p text:style-name="P55"><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1">&lt;<text:span text:style-name="T57">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бег из Понивилля.</text:span></text:h>
      <text:p text:style-name="P55"/>
      <text:p text:style-name="P55">«<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text:p>
      <text:p text:style-name="P55"/>
      <text:p text:style-name="P55">Я отложил стопку газет, принесенных пегаской.</text:p>
      <text:p text:style-name="P55"><text:span text:style-name="T10">–</text:span> Про меня таки забыли. Отлично.</text:p>
      <text:p text:style-name="P55"><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5"><text:span text:style-name="T10">–</text:span> Ого! Луна никак не уймется. Ладно, это её проблемы.</text:p>
      <text:p text:style-name="P55"><text:soft-page-break/>К счастью, библиотека Понивилля располагалась на окраине. Пробраться туда под покровом сумерек было раз плюнуть.</text:p>
      <text:p text:style-name="P55"><text:span text:style-name="T10">– </text:span>Твайлайт, привет! Мы вернулись! <text:span text:style-name="T10">–</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0">– К</text:span>АКОГО ХУЯ?!! Твайлайт, ёб твою понимать, ты чё творишь? <text:span text:style-name="T10">– </text:span>я вцепился в ручку двери.</text:p>
      <text:p text:style-name="P55"><text:span text:style-name="T10">– </text:span>Твайли, ты чего? <text:span text:style-name="T10">– </text:span>брыкалась Дэш. <text:span text:style-name="T10">– </text:span>Немедленно опусти меня на пол!</text:p>
      <text:p text:style-name="P55"><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0">–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0">– </text:span>Твайлайт, не смей! <text:span text:style-name="T10">– </text:span>хриплым от ужаса голосом прошептал я.</text:p>
      <text:p text:style-name="P55"><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0">–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oft-page-break/><text:span text:style-name="T10">– О</text:span>у! <text:span text:style-name="T68">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0">– </text:span>Хрен-то тебе зачем? <text:span text:style-name="T10">– </text:span>с бессильной злостью спросил я. <text:span text:style-name="T10">– </text:span><text:span text:style-name="T68">Т</text:span>ы собираешься устроить филиал порнхаба для пони-извращенцев?</text:p>
      <text:p text:style-name="P55"><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5"><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0">– </text:span>А если попроще?</text:p>
      <text:p text:style-name="P55"><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5"><text:span text:style-name="T10">–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7">***</text:p>
      <text:p text:style-name="P47"/>
      <text:p text:style-name="P55"><text:span text:style-name="T10">–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0">–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0">– </text:span>А-А-А-А-А-А!!!</text:p>
      <text:p text:style-name="P55"/>
      <text:p text:style-name="P56"><text:soft-page-break/>***</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0">– </text:span>Никогда, слышишь, никогда больше не смей подымать меня...</text:p>
      <text:p text:style-name="P55"><text:span text:style-name="T10">– </text:span>Откуда я знала, что резонансное заклинание так среагирует на...</text:p>
      <text:p text:style-name="P55"><text:span text:style-name="T10">– М</text:span>акс? <text:span text:style-name="T10">– </text:span>пегаска заметила, что я открыл глаза. <text:span text:style-name="T10">– </text:span>Ты в порядке?</text:p>
      <text:p text:style-name="P55">Я издал нечто среднее между брачным рёвом лося и стоном умирающего слона.</text:p>
      <text:p text:style-name="P55"><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0">–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5"><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5"><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5"><text:span text:style-name="T10">– </text:span>Тебе-то на Понивилль точно махать! <text:span text:style-name="T10">– </text:span>огрызнулась фермерша. <text:span text:style-name="T10">– Т</text:span>вой дом, поди, не зацепит.</text:p>
      <text:p text:style-name="P55"><text:span text:style-name="T10">– </text:span>Что ты сказала? А ну, повтори? <text:span text:style-name="T10">– </text:span>взвилась пегаска.</text:p>
      <text:p text:style-name="P55"><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5"><text:span text:style-name="T10">– </text:span>Ась?</text:p>
      <text:p text:style-name="P55"><text:soft-page-break/><text:span text:style-name="T10">– </text:span>Что?</text:p>
      <text:p text:style-name="P55"><text:span text:style-name="T10">– </text:span>Какой? <text:span text:style-name="T10">– </text:span>разом <text:span text:style-name="T10">о</text:span>бернулась ко мне компания.</text:p>
      <text:p text:style-name="P55"><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5"><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5"><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0">– </text:span>Рэр, иногда лучше жевать, чем говорить. Вот честно!</text:p>
      <text:p text:style-name="P55"><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0">– </text:span>Они лежали в нагрудном кармане рубашки.</text:p>
      <text:p text:style-name="P55">Твайлайт отвлеклась от доски.</text:p>
      <text:p text:style-name="P55"><text:span text:style-name="T10">– В </text:span><text:span text:style-name="T10">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0">– </text:span>Вот, прибрался малёхо. Но с потолка сажу ещё не успел счистить, там стремянка нужна.</text:p>
      <text:p text:style-name="P55"><text:span text:style-name="T10">– </text:span>Спайки-Вайки, не выкидывай одежду, пожалуйста. В ней должны быть рубины.</text:p>
      <text:p text:style-name="P55"><text:span text:style-name="T10">– </text:span>Какие рубины? <text:span text:style-name="T10">– </text:span>переспросил Спайк и зажевал быстрее.</text:p>
      <text:p text:style-name="P88"><text:span text:style-name="T10">–</text:span> Резонаторные! <text:span text:style-name="T10">–</text:span> холодея, ответил я. <text:span text:style-name="T10">– </text:span>В кармане рубашки должны лежать четыре кристалла.</text:p>
      <text:p text:style-name="P55"><text:span text:style-name="T10">– </text:span><text:span text:style-name="T10">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4"/>
      <text:p text:style-name="P55">…</text:p>
      <text:p text:style-name="P55"/>
      <text:p text:style-name="P55"><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0">– </text:span><text:span text:style-name="T10">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0">– </text:span>Макс. Ты сейчас правильный, или нет?</text:p>
      <text:p text:style-name="P55"><text:span text:style-name="T10">– </text:span>Макс, ты как? Тебе уже лучше? <text:span text:style-name="T10">– </text:span>в прямоугольнике появилась голова Рэйнбоу Дэш.</text:p>
      <text:p text:style-name="P55"><text:span text:style-name="T10">– </text:span>Фигурально выражаясь, ты в себе? <text:span text:style-name="T10">– </text:span>вклинилась между ними Твайлайт Спаркл.</text:p>
      <text:p text:style-name="P55"><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о стороны моих ног.</text:p>
      <text:p text:style-name="P55">Я отдышался. Поняхи участливо смотрели на меня, выискивая признаки успокоения.</text:p>
      <text:p text:style-name="P55"><text:span text:style-name="T10">– </text:span>Отпустите. Я уже правильный. <text:span text:style-name="T10">–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5"><text:span text:style-name="T10">– </text:span>Спайк!!! Немедленно... <text:s/>сбегай в лавку к Кейкам за выпечкой! Нам всем нужно успокоиться.</text:p>
      <text:p text:style-name="P55"><text:span text:style-name="T10">–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лежал в центре на матрасе с электродами на голове. Рядом со мной гудел синхрофазотрон-усилитель. На верхнем ярусе библиотеки устроился Спайк с кульком попкорна.</text:p>
      <text:p text:style-name="P55"><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5"><text:span text:style-name="T10">– </text:span>Не беспокойся, всё просчитано. Я уверена, я подчёркиваю, абсолютно уверена в безопасности эксперимента!</text:p>
      <text:p text:style-name="P55"><text:span text:style-name="T10">– </text:span>Ой, чего-то мне нехорошо становится, когда ты так говоришь...</text:p>
      <text:p text:style-name="P55"><text:span text:style-name="T10">–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0">– </text:span>Шесть! Пять! Четыре! Три! Флаттершай, ты одела ожерелье Доброты задом-наперёд! Три-с-половиной! Три-с-четвертью! Два! Один! Побежали!</text:p>
      <text:p text:style-name="P55">Картинка у меня перед глазами выключилась.</text:p>
      <text:p text:style-name="P55"/>
      <text:p text:style-name="P56">***</text:p>
      <text:p text:style-name="P55"/>
      <text:p text:style-name="P55"/>
      <text:p text:style-name="P123"/>
      <text:p text:style-name="P46">&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0">Bee Gees – You Should Be dancing<text:span text:style-name="T32">&gt;</text:span></text:p>
      <text:p text:style-name="P53"/>
      <text:p text:style-name="P3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3"/>
      <text:p text:style-name="P53">&lt;<text:span text:style-name="T22">Добавить в фанфик плетение шуточных интриг принцессами друг против дружки</text:span>&gt;</text:p>
      <text:p text:style-name="P53"/>
      <text:p text:style-name="P45">&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5"><text:span text:style-name="T23">- Учти, я ни капельки не жалею о наших поебушках! Но в будущем буду их стрематься. Это очень больно — вот так расставаться</text:span>&gt;</text:p>
      <text:p text:style-name="P53"/>
      <text:p text:style-name="P53"><text:soft-page-break/>(про Макса в сне-прощании)</text:p>
      <text:p text:style-name="P53">Я — Дискорд, и я говорю вам: он вернётся</text:p>
      <text:p text:style-name="P53"/>
      <text:p text:style-name="P45">&lt;<text:span text:style-name="T23">Глава 16: Эксперимент в Понивилле, сон Макса, сражение с Луной вместе с Элементами Гармонии</text:span></text:p>
      <text:p text:style-name="P33">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3">Глава 18: Возвращение к Замку Двух Сестёр на парящем замке. Самба в небесном замке</text:p>
      <text:p text:style-name="P45"><text:span text:style-name="T23">Дальше — использовать по-максимуму уже написанное</text:span>&gt;</text:p>
      <text:p text:style-name="P45"/>
      <text:p text:style-name="P45">&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5"/>
      <text:p text:style-name="P45">&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5"/>
      <text:p text:style-name="P45">&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3"/>
      <text:p text:style-name="P126"><text:span text:style-name="T10"><text:s/>&lt;</text:span><text:span text:style-name="T27"> - </text:span><text:span text:style-name="T22">Я не могу быть вашим спасителем! Я намного хуже и испорченнее вас!</text:span><text:span text:style-name="T10">&gt;</text:span></text:p>
      <text:p text:style-name="P53"/>
      <text:p text:style-name="P45">&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6">- Сестра <text:s/>всегда норовила спихнуть тяжёлую задачу на кого-нибудь другого!</text:p>
      <text:p text:style-name="P36">- А также совместить приятное с полезным. - заметил я.</text:p>
      <text:p text:style-name="P36">Луна бросила на меня тяжёлый взгляд.</text:p>
      <text:p text:style-name="P36">-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6">- Тогда зачем она..?</text:p>
      <text:p text:style-name="P3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6">Меня как будто окатило ледяным душем. Не любовь и даже не дружба. Просто плата за услугу… Даже не дружба...</text:p>
      <text:p text:style-name="P36">- А другие? Они тоже… давали мне потому, что считали меня последним шансом?</text:p>
      <text:p text:style-name="P36">- Другие? Кто ещё?<text:span text:style-name="T11"> </text:span><text:span text:style-name="T59">С кем ещё у тебя были… отношения?</text:span></text:p>
      <text:p text:style-name="P32">- С Рэйнбоу Дэш — ответил я несчастным голосом. - И, может быть, с Пинки.</text:p>
      <text:p text:style-name="P3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29"><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И Макс с Анакорном совместно решают проблему Эквестрии (Анакорн жалуется ему, что сам не успевает затыкать дыры)</text:span>&gt;</text:p>
      <text:p text:style-name="P42"/>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text:span><text:span text:style-name="T23">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3">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text:span><text:span text:style-name="T25">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2"/>
      <text:p text:style-name="P32">Силовой корсет Селестии Макс обнаруживает в башне Селестии, в её комнате, в шкафу рядом с её боевыми доспехами (помятыми)</text:p>
      <text:p text:style-name="P32"/>
      <text:p text:style-name="P3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5">Дальше — написано. Дискорда при возврате подменяет Трикси</text:span>&gt;</text:p>
      <text:p text:style-name="P42">- <text:span text:style-name="T1">Ты же говорил, у нас нет магии?</text:span></text:p>
      <text:p text:style-name="P5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50">- Но тогда ты мог бы захватить власть в Эквестрии?</text:p>
      <text:p text:style-name="P50">- Мог бы. Но… Зачем? За эти годы я многое переосмыслил и понял: властвовать чертовски скучно! Куда интереснее строить козни изподтишка...</text:p>
      <text:p text:style-name="P42"/>
      <text:p text:style-name="P26"><text:soft-page-break/><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8"/>
      <text:p text:style-name="P3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6">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6"/>
      <text:p text:style-name="P42">&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2">- В соответствии с законом от … «Об отсутствии одного из соправителей диархии» принимаю всю власть на себя!</text:p>
      <text:p text:style-name="P32">- <text:s/>Но этот закон Её Высочество, принцесса Селестия принимала для себя, чтобы разрешить ситуацию с вашим … ммм... пребыванием на Луне!</text:p>
      <text:p text:style-name="P42"><text:span text:style-name="T23">- В законе не указана конкретный соправитель Диархии!</text:span>&gt;</text:p>
      <text:p text:style-name="P42"/>
      <text:p text:style-name="P42">&lt;<text:span text:style-name="T23">Заговорщики таки подняли восстание после исчезновения Селестии. Они обвинили Луну и Макса в узурпации власти</text:span>&gt;</text:p>
      <text:p text:style-name="P42"/>
      <text:p text:style-name="P29">&lt;<text:span text:style-name="T1">Добавить рассуждения на этическую тему на грани катастрофы</text:span>&gt;</text:p>
      <text:p text:style-name="P91"/>
      <text:p text:style-name="P91">&lt;Селестия проснётся на Терре в облике кибермозга, т.к. в своём мире она на ступень выше пони (а кибермозг на Терре на ступень выше людей)&gt;</text:p>
      <text:p text:style-name="P90">&lt;Добавить грозный выход Луны для противостояния повстанцам&gt;</text:p>
      <text:p text:style-name="P32"/>
      <text:p text:style-name="P32">&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5"/>
      <text:p text:style-name="P74"><text:span text:style-name="T10">–</text:span> Найтмэр Мун и Дискорд не разорвались и не сгорели.</text:p>
      <text:p text:style-name="P74"><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P8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3">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text:span><text:span text:style-name="T23">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0"/>
      <text:h text:style-name="P152" text:outline-level="2">Сон Рэрити</text:h>
      <text:p text:style-name="P74"/>
      <text:p text:style-name="P74">… в огромном пустом пространстве, а меня окружают звёзды, <text:span text:style-name="T1">–</text:span> рассказывала Рэрити, когда мы с пегаской вломились в библиотеку.</text:p>
      <text:p text:style-name="P74"><text:span text:style-name="T1">–</text:span> Привет Макс, - кивнула она мне.</text:p>
      <text:p text:style-name="P74">Рэрити перевела взгляд с меня на взъерошенную пегаску и недоверчиво сморщила носик.</text:p>
      <text:p text:style-name="P74"><text:span text:style-name="T1">–</text:span> Боже, какие страсти! - прошептала она.</text:p>
      <text:p text:style-name="P74"/>
      <text:p text:style-name="P75">***</text:p>
      <text:p text:style-name="P74"><text:span text:style-name="T10">&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10">&gt;</text:span></text:p>
      <text:p text:style-name="P74"/>
      <text:p text:style-name="P75">***</text:p>
      <text:p text:style-name="P78"/>
      <text:p text:style-name="P11"/>
      <text:p text:style-name="P78"><text:soft-page-break/><text:span text:style-name="T52">&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8">&gt;</text:span></text:p>
      <text:p text:style-name="P83">&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4"/>
      <text:p text:style-name="P74"><text:span text:style-name="T10">–</text:span> Ты могла бы нести меня телекинезом. Я, после того, как узнал о ваших способностях, удивлялся, почему ты этого не сделала?</text:p>
      <text:p text:style-name="P74"><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74"/>
      <text:p text:style-name="P74"><text:span text:style-name="T10">–</text:span> А дальше всё было хуже, намного хуже...</text:p>
      <text:p text:style-name="P74"/>
      <text:p text:style-name="P1"/>
      <text:p text:style-name="P74"/>
      <text:p text:style-name="P75">***</text:p>
      <text:p text:style-name="P78"/>
      <text:p text:style-name="P74"><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8"/>
      <text:h text:style-name="P152" text:outline-level="2">Рейд пони-рэйнджеров</text:h>
      <text:p text:style-name="P74"/>
      <text:p text:style-name="P80">(леденящий душу триллер, музыка тревожная)</text:p>
      <text:p text:style-name="P7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4"><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4"><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74"><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74"><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74"><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7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4"><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74"><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74"><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74">Дальше мы передвигались с интервалом бескрылого прыжка, чтобы не нанести друг другу увечий в случае работы оружием.</text:p>
      <text:p text:style-name="P75">***</text:p>
      <text:p text:style-name="P74"><text:span text:style-name="T10">–</text:span> Шанту?</text:p>
      <text:p text:style-name="P74"><text:span text:style-name="T10">–</text:span> Ваше Высочество? Мы никогда не встречали такое существо раньше и я…</text:p>
      <text:p text:style-name="P74"><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4"><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75">***</text:p>
      <text:p text:style-name="P74"><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74"><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4"><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4"><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7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4"><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74">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4"><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74"><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7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4"><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7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4"><text:span text:style-name="T10">–</text:span> Дискорд! Что их убило? <text:span text:style-name="T10">–</text:span> присвистнул обошедший Хорста с другой стороны Калрус.</text:p>
      <text:p text:style-name="P74"><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74">Я поднял нагрудную бляху, лежащую на скелете с раздавленной грудной клеткой.</text:p>
      <text:p text:style-name="P74"><text:span text:style-name="T10">–</text:span> Это королевский конвой. Такие были на службе у принцесс ещё лет двадцать назад, до Раздора.</text:p>
      <text:p text:style-name="P74"><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74"><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4"><text:soft-page-break/>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75">***</text:p>
      <text:p text:style-name="P74"><text:span text:style-name="T10">–</text:span> Откуда там останки пегасов? Кто мог поймать их там? Они могут уйти от любой засады.</text:p>
      <text:p text:style-name="P74"><text:span text:style-name="T10">–</text:span> Не знаю, как насчёт летунов, принцессса, но когда мы осматривали кости, на нас было совершено нападение...</text:p>
      <text:p text:style-name="P74"><text:span text:style-name="T10">–</text:span> Вот как? На королевскую стражу в центре Эквестрии? Кто же это был?</text:p>
      <text:p text:style-name="P74"><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74">Луна обошла Кимеринна. </text:p>
      <text:p text:style-name="P74"><text:span text:style-name="T10">–</text:span> У вас рассечен бок. И колотая рана на шее.</text:p>
      <text:p text:style-name="P74"><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74"><text:span text:style-name="T10">–</text:span> Расслабьтесь, Кимеринн. Вы очень скованы. Я вижу, вам нелегко пришлось в этом походе.</text:p>
      <text:p text:style-name="P74">Растерзанная шея жеребца напомнила Луне о другом, которого она называла на “ты” больше тысячи лет назад, во время восстания.</text:p>
      <text:p text:style-name="P74"><text:span text:style-name="T10">–</text:span> Я ценю вашу службу и хочу достойно наградить вас. Спрашивайте.</text:p>
      <text:p text:style-name="P74"><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74">Луна вздохнула. Всё-таки, насколько легче было быть Найтмэр-Мун! Тогда ей не нужно было стесняться своих желаний и все было намного проще.</text:p>
      <text:p text:style-name="P74"><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74"><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74">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4">Он был высок для пони и Луне понадобилось всего лишь немного склонить шею, чтобы тихо выдохнуть ему в ухо:</text:p>
      <text:p text:style-name="P74"><text:span text:style-name="T10">–</text:span> Ну что же… Я рада оказать такую услугу… Тебе…</text:p>
      <text:p text:style-name="P74"><text:span text:style-name="T10">–</text:span> Принцесса…</text:p>
      <text:p text:style-name="P74"><text:span text:style-name="T10">–</text:span> Луна, мой дорогой. Для тебя <text:span text:style-name="T10">—</text:span> Луна…</text:p>
      <text:p text:style-name="P74">...</text:p>
      <text:p text:style-name="P74"/>
      <text:h text:style-name="P152" text:outline-level="2">Рейд пони-рэйнджеров-2 (<text:span text:style-name="T22">продолжение рейда пони-рэйнджеров</text:span>)</text:h>
      <text:p text:style-name="P74"/>
      <text:p text:style-name="P7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4"><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4">Мэдтроттер подошёл к холму и зацепил концом алебарды зелёный покров.</text:p>
      <text:p text:style-name="P74"><text:span text:style-name="T1">–</text:span> Металл! <text:span text:style-name="T1">–</text:span> удивлённо воскликнул он. <text:span text:style-name="T1">–</text:span> И стекло.</text:p>
      <text:p text:style-name="P74">В металлической поверхности сверкнуло небольшое прямоугольное окошко.</text:p>
      <text:p text:style-name="P74">Я прошёл вдоль холма и вскоре под побегами дикого винограда обнаружил вход, открывающий внутренности холма.</text:p>
      <text:p text:style-name="P7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4">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74"><text:span text:style-name="T10">–</text:span> Заночуем внутри. - <text:span text:style-name="T1">р</text:span>ешил я.</text:p>
      <text:p text:style-name="P74"><text:span text:style-name="T10">&lt;</text:span><text:span text:style-name="T22">Нужен ли тут самолёт? Нужен артефакт из Fallout Equestria - летучий корабль</text:span>?<text:span text:style-name="T10">&gt;</text:span></text:p>
      <text:p text:style-name="P74">Утро встретило нас туманом. Я пытался рассмотреть руины замка на противоположном берегу.</text:p>
      <text:p text:style-name="P74"><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74"><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4">Я сбросил громоздкие перемётные сумки с поклажей, оставив только закреплённый на ноге кинжал.</text:p>
      <text:p text:style-name="P7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5">***</text:p>
      <text:p text:style-name="P7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4"><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7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4"><text:span text:style-name="T10">–</text:span> Поворачивайте, уходите от болота! <text:span text:style-name="T10">–</text:span> донёсся его крик.</text:p>
      <text:p text:style-name="P7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5">***</text:p>
      <text:p text:style-name="P74"><text:span text:style-name="T10">–</text:span> Дискорд тебе в крыло, Ким, ты таки заставил нас попотеть! Что там за чертовщина?</text:p>
      <text:p text:style-name="P74">Я отлепился от серебристой поверхности и прыгул на землю.</text:p>
      <text:p text:style-name="P74"><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74">Сброшенный обрубок лианы медленно извивался, стараясь найти опору, вокруг которой можно было бы обвиться. </text:p>
      <text:p text:style-name="P74"><text:span text:style-name="T10">– </text:span>Схватил бы за крыло <text:span text:style-name="T10">—</text:span> я бы не вырвался.</text:p>
      <text:p text:style-name="P74">Я взглянул вверх. На металлической стенке чётко отпечатались четыре полукруга копыт. </text:p>
      <text:p text:style-name="P74"><text:span text:style-name="T10">–</text:span> И пришлось бы тебе за меня во дворце отдуваться.</text:p>
      <text:p text:style-name="P74"><text:span text:style-name="T10">–</text:span> Нашел что-нибудь интересное в развалинах?</text:p>
      <text:p text:style-name="P74"><text:span text:style-name="T10">–</text:span> А как же! Странное такое. Похожее на обезьяну. Но стройнее и грациознее. И оно было одето…</text:p>
      <text:p text:style-name="P74"><text:span text:style-name="T10">–</text:span> Одето?</text:p>
      <text:p text:style-name="P74"><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74"><text:span text:style-name="T10">–</text:span> Ещ одно неизвестное чудовище! <text:s/>Что-то их тут много развелось.</text:p>
      <text:p text:style-name="P74">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4">Я забросил на спину перемётные сумки и дал команду сбора.</text:p>
      <text:p text:style-name="P74"><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74">“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4"><text:span text:style-name="T10">–</text:span> Вы ведь в неопасное место идёте, да?</text:p>
      <text:p text:style-name="P74"><text:span text:style-name="T10">–</text:span> Да, Силк Мэйн, в неопасное.</text:p>
      <text:p text:style-name="P74"><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4"><text:span text:style-name="T10">–</text:span> Силк, не волнуйся, если будет опасно, мы сразу же повернём. (И пойдём другой дорогой <text:span text:style-name="T10">—</text:span> додумал я).</text:p>
      <text:p text:style-name="P74"><text:soft-page-break/>Силк Мэйн выпустила мою ногу, успокаиваясь. Я пошёл в казарму, а кобылки продолжали молча смотреть на меня...</text:p>
      <text:p text:style-name="P7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4">Опять таки, шансы для Мэда и Калруса <text:s/>пройти через болото <text:span text:style-name="T10">—</text:span> ничтожны.</text:p>
      <text:p text:style-name="P74"><text:span text:style-name="T10">–</text:span> Возвращаемся, Мэдди, <text:span text:style-name="T10">–</text:span> решил я. <text:span text:style-name="T10">–</text:span> Намотрелись достаточно.</text:p>
      <text:p text:style-name="P74">Пусть принцесса считает меня трусом, пусть я больше не смогу взглянуть ей в глаза, но я должен сделать то, что делаю. Мы возвращаемся…</text:p>
      <text:p text:style-name="P74"/>
      <text:h text:style-name="P152" text:outline-level="2">Продолжение ЛСД-чаепития</text:h>
      <text:p text:style-name="P74"/>
      <text:p text:style-name="P74"><text:s/>Так значит, своим появлением я невольно поспособствовал гибели особенного пони Луны? Мне очень жаль…</text:p>
      <text:p text:style-name="P74">Селестия через силу улыбнулась.</text:p>
      <text:p text:style-name="P74"><text:span text:style-name="T10">–</text:span> Пони умеют переносить тяготы, Макс. <text:span text:style-name="T10">–</text:span> Иначе бы мы не выжили. В нашей истории бывали очень тяжёлые времена.</text:p>
      <text:p text:style-name="P74">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4"><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74"><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74"/>
      <text:p text:style-name="P74"/>
      <text:p text:style-name="P74"/>
      <text:p text:style-name="P74"><text:span text:style-name="T10">–</text:span> Тия, я…</text:p>
      <text:p text:style-name="P74"><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4">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74"><text:soft-page-break/>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74">Селестия замолчала, потом медленно поднесла ко рту чашку с холодным чаем и сделала три глубоких глотка.</text:p>
      <text:p text:style-name="P74"><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74"><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74"><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4"/>
      <text:p text:style-name="P109"/>
      <text:p text:style-name="P84">Она вытянула шею и начала по очереди сгибать-разгибать ноги, разминая суставы.</text:p>
      <text:p text:style-name="P84"><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74"/>
      <text:p text:style-name="P74"><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74">Её образ расплывался, в голове стоял звон, звуки проникали в уши как будто через толстый слой ваты.</text:p>
      <text:p text:style-name="P74"><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4">мочь мне. Помочь всем нам. А сейчас иди, отдыхай.</text:p>
      <text:p text:style-name="P74"/>
      <text:h text:style-name="P152" text:outline-level="2"/>
      <text:h text:style-name="P152" text:outline-level="2">Знакомство с Элементами Гармонии</text:h>
      <text:p text:style-name="P74"/>
      <text:p text:style-name="P74">На следующий день я застал в библиотеке кроме Твайлайт ещё трёх кобылок.</text:p>
      <text:p text:style-name="P74"><text:span text:style-name="T1">–</text:span> Знакомься, Макс <text:span text:style-name="T1">–</text:span> начала представлять меня Твайлайт, <text:span text:style-name="T1">–</text:span> это Пинки Пай.</text:p>
      <text:p text:style-name="P74"><text:span text:style-name="T1">–</text:span> Очень приятно, Макс.</text:p>
      <text:p text:style-name="P7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4"><text:span text:style-name="T1">–</text:span> ...то Рэрити! <text:span text:style-name="T1">–</text:span> Твайлайт представила светлую единорожку, которая чуть склонила голову в приветствии.</text:p>
      <text:p text:style-name="P74"><text:span text:style-name="T1">–</text:span> Макс, <text:span text:style-name="T1">–</text:span> кивнул я ей в ответ.</text:p>
      <text:p text:style-name="P74"><text:span text:style-name="T1">–</text:span> Рэйнбоу Дэш! <text:span text:style-name="T1">–</text:span> голубая пегаска представилась сама, насмешливо наморщив нос.</text:p>
      <text:p text:style-name="P74"><text:span text:style-name="T1">–</text:span> Макс. <text:span text:style-name="T1">–</text:span> закончил представляться я.</text:p>
      <text:p text:style-name="P74">Твайлайт продолжила прерванную моим появлением беседу.</text:p>
      <text:p text:style-name="P74"><text:soft-page-break/><text:span text:style-name="T1">–</text:span> Как я вам уже рассказывала, заклинание Свирла вызвало сюда Макса. И он хочет нам помочь, но не знает, как.</text:p>
      <text:p text:style-name="P74">Голубая пегаска вомущённо фыркнула.</text:p>
      <text:p text:style-name="P74"><text:span text:style-name="T1">–</text:span> А нужно ли нам помогать? Сами как-нибудь справимся!</text:p>
      <text:p text:style-name="P74"><text:span text:style-name="T1">–</text:span> Но Дэш, дорогая, неужели ты думаешь, что Твайлайт и принцесса Селестия не перепробовали всё возможное?</text:p>
      <text:p text:style-name="P74"><text:span text:style-name="T1">–</text:span> Рэрити грациозно улеглась на подушку, пододвинув её к себе магией.</text:p>
      <text:p text:style-name="P7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4"><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4">Я ошеломлённо посмотрел на неё.</text:p>
      <text:p text:style-name="P74"><text:span text:style-name="T1">–</text:span> Откуда ты знаешь?</text:p>
      <text:p text:style-name="P7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4"><text:span text:style-name="T1">– </text:span>47 лет? Такой старый? <text:span text:style-name="T1">–</text:span> тихо произнесла Рэйнбоу Дэш с сомнением поглядывая на меня.</text:p>
      <text:p text:style-name="P74"><text:span text:style-name="T1">–</text:span> Не старый. У нас живут, в среднем, до 90-ти <text:span text:style-name="T1">–</text:span> 100-а лет.</text:p>
      <text:p text:style-name="P7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1"><text:span text:style-name="T1">–</text:span> Программы. Это такие… гм… заклинания. Ты пишешь программу, запускаешь её, а потом она делает что-то для тебя.</text:p>
      <text:p text:style-name="P81"><text:span text:style-name="T1">–</text:span> То есть, ты, типа, волшебник в своём мире?</text:p>
      <text:p text:style-name="P81"><text:span text:style-name="T1">–</text:span> Вряд ли меня так можно называть. Очень далёкие параллели. У нас совсем нет магии.</text:p>
      <text:p text:style-name="P8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4"/>
      <text:p text:style-name="P74"/>
      <text:p text:style-name="P74">...</text:p>
      <text:p text:style-name="P74"/>
      <text:p text:style-name="P7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4"><text:span text:style-name="T1">–</text:span> Ну… В общем, да. Надо ещё пригласить Эпплджек и Флаттершай.</text:p>
      <text:p text:style-name="P7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4"><text:span text:style-name="T1">–</text:span> О, Рэрити, спасибо-спасибо-спасибо! <text:span text:style-name="T1">–</text:span> Твайлайт обняла единорожку.</text:p>
      <text:p text:style-name="P7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4">Рэйнбоу Дэш развернулась к выходу из библиотеки.</text:p>
      <text:p text:style-name="P74"><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4"><text:span text:style-name="T1">–</text:span> Мне кажется, Макс, ты ей чем-то не нравишься, <text:span text:style-name="T1">–</text:span> заметила Рэрити.</text:p>
      <text:p text:style-name="P74"><text:span text:style-name="T1">–</text:span> А, по-моему, так наоборот, <text:span text:style-name="T1">–</text:span> хмыкнул Спайк, всё это время евший в сторонке какие-то сверкающие кристаллы.</text:p>
      <text:p text:style-name="P74"><text:span text:style-name="T1">–</text:span> Но довольно слов. Что нужно делать, дорогая? <text:span text:style-name="T1">–</text:span> обратилась Рэрити к Твайлайт.</text:p>
      <text:p text:style-name="P74"><text:span text:style-name="T1">–</text:span> До утра <text:span text:style-name="T1">—</text:span> ничего. Потом вам нужно лечь рядом и я вызову заклинание двойного сна.</text:p>
      <text:p text:style-name="P74"><text:span text:style-name="T1">–</text:span> Отлично, тогда я ещё успею привести себя в порядок. На все сто нужно выглядеть даже во сне. Тем более, в чужом.</text:p>
      <text:p text:style-name="P74">Рэрити вышла на улицу. Я поднялся с места.</text:p>
      <text:p text:style-name="P74"><text:span text:style-name="T1">–</text:span> Я тоже, пожалуй, пройдусь.</text:p>
      <text:p text:style-name="P74"><text:span text:style-name="T1">–</text:span> Далеко не уходи, Макс. Понивилль не такой уж и маленький, новичок в нём запросто может заблудиться.</text:p>
      <text:p text:style-name="P74"><text:span text:style-name="T1">–</text:span> Не волнуйся, Твайлайт. Пройдусь до железной дороги и обратно.</text:p>
      <text:p text:style-name="P74">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4">Дойдя до железной дороги, я пошёл вдоль неё, постепеннно выходя за пределы городка.</text:p>
      <text:p text:style-name="P74">Чувствительный толчок чуть выше пояса заставил меня сделать два шага вперёд, чтобы не упасть.</text:p>
      <text:p text:style-name="P74">Я обернулся.</text:p>
      <text:p text:style-name="P74">Сзади стояла Рэйнбоу Дэш с растрёпанной от толчка чёлкой.</text:p>
      <text:p text:style-name="P7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4"><text:span text:style-name="T1">–</text:span> Рэйнбоу, успокойся. О чём ты?</text:p>
      <text:p text:style-name="P74">Она глядела сквозь чёлку куда-то мимо меня, отворачивая взгляд. Заднее копыто легонько притоптывало.</text:p>
      <text:p text:style-name="P74"><text:span text:style-name="T1">–</text:span> Ты знаешь, о чём. Должен знать, <text:span text:style-name="T1">–</text:span> отрезала она, ничего не объясняя.</text:p>
      <text:p text:style-name="P74"><text:span text:style-name="T1">–</text:span> Я не понимаю. Честно. Что ты чувствуешь?</text:p>
      <text:p text:style-name="P7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4"/>
      <text:p text:style-name="P87"/>
      <text:h text:style-name="P152" text:outline-level="2">Первый сеанс двойного сна. Рэрити</text:h>
      <text:p text:style-name="P74"/>
      <text:p text:style-name="P74"><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4"><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74"/>
      <text:p text:style-name="P74"><text:soft-page-break/>Когда я вернулся в библиотеку, Твайлайт и Спайк уже соорудили нечто вроде мягкого уголка на втором этаже.</text:p>
      <text:p text:style-name="P74"><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74"><text:span text:style-name="T10">–</text:span> Может, и поместимся. Но, вообще, я во сне верчусь.</text:p>
      <text:p text:style-name="P74"><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74"><text:span text:style-name="T10">–</text:span> Рэ-ри-тиии! - прошептал в восхищении Спайк.</text:p>
      <text:p text:style-name="P74">И было отчего.</text:p>
      <text:p text:style-name="P74">Что-то неуловимо изменилось в той единорожке, которую я видел ещё утром.</text:p>
      <text:p text:style-name="P7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74"><text:span text:style-name="T10">–</text:span> Рэрити, ты выглядишь… Замечательно выглядишь! <text:span text:style-name="T10">–</text:span> растерянно пролепетала Твайлайт.</text:p>
      <text:p text:style-name="P74"><text:span text:style-name="T10">–</text:span> Дааааааа… Замечательно! <text:span text:style-name="T10">–</text:span> наконец-то смог закрыть рот <text:span text:style-name="T1">и втянуть слюни </text:span>Спайк.</text:p>
      <text:p text:style-name="P74"><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74"><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4"/>
      <text:p text:style-name="P74"><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74">Двух небольших понячьих матраса, сложенных вместе, мне вполне хватило, чтобы растянуться в полный рост и раскинуть руки крестом.</text:p>
      <text:p text:style-name="P7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4"><text:span text:style-name="T10">–</text:span> Я не слишком давлю? - прошептала мне на ухо единорожка.</text:p>
      <text:p text:style-name="P74">Её ресницы щекотали мне щёку и это было чертовски приятно. Ответить я не успел.</text:p>
      <text:p text:style-name="P74"><text:span text:style-name="T10">–</text:span> Готовы? <text:span text:style-name="T10">–</text:span> Спросила Твайлайт.</text:p>
      <text:p text:style-name="P74"><text:span text:style-name="T10">–</text:span> Я готова. <text:span text:style-name="T10">–</text:span> <text:span text:style-name="T1">о</text:span>тозвалась Рэрити.</text:p>
      <text:p text:style-name="P74"><text:span text:style-name="T10">–</text:span> Готов. <text:span text:style-name="T10">–</text:span> <text:span text:style-name="T1">с</text:span>казал я.</text:p>
      <text:p text:style-name="P7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4"/>
      <text:h text:style-name="P152" text:outline-level="2">Сон Макса</text:h>
      <text:p text:style-name="P115"/>
      <text:p text:style-name="P74"><text:span text:style-name="T10">&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1"><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4"><text:span text:style-name="T27">–</text:span><text:span text:style-name="T22"> Готова, </text:span><text:span text:style-name="T27">–</text:span><text:span text:style-name="T22"> процедила она.</text:span><text:span text:style-name="T10">&gt;</text:span></text:p>
      <text:p text:style-name="P75">***</text:p>
      <text:p text:style-name="P74"><text:span text:style-name="T10">–</text:span> Вставай, Макс! <text:span text:style-name="T10">–</text:span> Маленькое копыто надавливало мне на грудь, делая энергичные круговые движения.</text:p>
      <text:p text:style-name="P74"><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4"><text:span text:style-name="T10">–</text:span> Мне не понравился цвет твоей мордочки. Ты стал слишком бледный. Я решила прервать твой сон. Как ты себя ...</text:p>
      <text:p text:style-name="P74"><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74"><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74"><text:span text:style-name="T10">–</text:span> Я в порядке. Что-то удалось узнать? <text:span text:style-name="T10">–</text:span> обратился я к Рэрити.</text:p>
      <text:p text:style-name="P74"><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4"><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74"><text:span text:style-name="T10">– </text:span>Да, Макс?</text:p>
      <text:p text:style-name="P74"><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4">Твайлайт растерялась.</text:p>
      <text:p text:style-name="P74"><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4"><text:span text:style-name="T10">–</text:span> Я помогу-у-у-у! <text:span text:style-name="T10">–</text:span> <text:span text:style-name="T1">з</text:span>апрыгала на месте Пинки.</text:p>
      <text:p text:style-name="P74"><text:span text:style-name="T10">–</text:span> Я помогу! <text:span text:style-name="T10">–</text:span> <text:span text:style-name="T1">н</text:span>еожиданно вызвалась Рэйнбоу Дэш, до этого безучастно наблюдавшая за нами.</text:p>
      <text:p text:style-name="P74"/>
      <text:p text:style-name="P82"/>
      <text:p text:style-name="P74"/>
      <text:p text:style-name="P74"><text:span text:style-name="T10">–</text:span> Я первая предложила! <text:span text:style-name="T10">–</text:span> возмутилась Пинки.</text:p>
      <text:p text:style-name="P74"><text:span text:style-name="T10">–</text:span> Предложила не ты, а Твайлайт. <text:span text:style-name="T10">–</text:span> <text:span text:style-name="T1">п</text:span>арировала Рэйнбоу Дэш.</text:p>
      <text:p text:style-name="P74"><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74"><text:span text:style-name="T10">–</text:span> Лады. <text:span text:style-name="T10">–</text:span> проворчала пегаска. <text:span text:style-name="T10">–</text:span> Приходи завтра на девять к библиотеке. Нет, лучше на десять.</text:p>
      <text:p text:style-name="P74"><text:span text:style-name="T10">–</text:span> Хорошо, Рэйнбоу Дэш. Договорились.</text:p>
      <text:p text:style-name="P74"><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4">Голубая пегаска фыркнула и скрылась в дневном небе.</text:p>
      <text:p text:style-name="P74"/>
      <text:h text:style-name="P152" text:outline-level="2"><text:soft-page-break/>День с Пинки</text:h>
      <text:p text:style-name="P74"/>
      <text:p text:style-name="P7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4"><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74"><text:span text:style-name="T10">–</text:span> Ффух! Дай отдышаться.</text:p>
      <text:p text:style-name="P74"><text:span text:style-name="T10">–</text:span> Устал? <text:span text:style-name="T10">–</text:span> <text:span text:style-name="T1">у</text:span>частливо спросила Пинки.</text:p>
      <text:p text:style-name="P74"><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74"><text:span text:style-name="T10">–</text:span> Да? Тогда пойдём перекусим.</text:p>
      <text:p text:style-name="P74">Манерный пони-оффициант выслушал наши пожелания и удалился.</text:p>
      <text:p text:style-name="P74"><text:span text:style-name="T10">–</text:span> А какой у тебя был образ жизни?</text:p>
      <text:p text:style-name="P74"><text:span text:style-name="T10">–</text:span> В основном, <text:span text:style-name="T1">э</text:span>сидячий.</text:p>
      <text:p text:style-name="P74"><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4"><text:span text:style-name="T10">–</text:span> А у нас сидячая работа в порядке вещей.</text:p>
      <text:p text:style-name="P74"><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7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4"/>
      <text:p text:style-name="P74"><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74"/>
      <text:h text:style-name="P152" text:outline-level="2"/>
      <text:p text:style-name="P115"/>
      <text:p text:style-name="P115"/>
      <text:p text:style-name="P74"><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74"><text:span text:style-name="T10">&lt;</text:span><text:span text:style-name="T22">Кто следующий готов рассказывать?</text:span></text:p>
      <text:p text:style-name="P81">Пинки дёрнулась на месте, но промолчала.</text:p>
      <text:p text:style-name="P74"><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10">&gt;</text:span></text:p>
      <text:p text:style-name="P74"><text:span text:style-name="T10">&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81">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4"><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text:span><text:span text:style-name="T22">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78"/>
      <text:p text:style-name="P74"><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74"><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74"/>
      <text:h text:style-name="P152" text:outline-level="2"/>
      <text:p text:style-name="P75">***</text:p>
      <text:p text:style-name="P74"><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74"><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74"><text:span text:style-name="T10">–</text:span> Что такое “рекурсивный сон”?</text:p>
      <text:p text:style-name="P74"><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74"/>
      <text:h text:style-name="P152" text:outline-level="2">Исчезновение Селестии</text:h>
      <text:p text:style-name="P81">Для помощи в открытии коридора в мир Макса, находят в горах Дискорда и упрашивают его помочь.</text:p>
      <text:p text:style-name="P74"><text:span text:style-name="T10">–</text:span> И в твоём мире нет пони-пегасов и пони-единорогов? Есть только земнопони? <text:span text:style-name="T10">–</text:span> допытывалась РД.</text:p>
      <text:p text:style-name="P74"><text:span text:style-name="T10">–</text:span> По большому счёту, земнопони тоже нет. Наши пони и лошади неразумны. И в них нет ни капли магии…</text:p>
      <text:p text:style-name="P74">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4"><text:span text:style-name="T10">–</text:span> Ну хорошо, а кто вами правит? Аликорн? Драконикус? Какой-нибудь человек с рогом во лбу? Или у вас нет правителя?</text:p>
      <text:p text:style-name="P74"><text:span text:style-name="T10">–</text:span> Нет, почему? Правитель есть. Только он не постоянный. Его избирают. Раз в несколько лет.</text:p>
      <text:p text:style-name="P74"><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7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4">Сосредоточиться мешал шум. Сначала это была тихая дробь на грани слышимости, но постепенно она переросла в звонкое цоканье.</text:p>
      <text:p text:style-name="P74"><text:soft-page-break/><text:span text:style-name="T10">–</text:span> Хм. Узнаю походку Твайлайт. Что-то случилось. <text:span text:style-name="T10">–</text:span> заметила <text:span text:style-name="T1">пегаска</text:span>.</text:p>
      <text:p text:style-name="P74">И впрямь, на запыхавшейся единорожке лица не было.</text:p>
      <text:p text:style-name="P74"><text:span text:style-name="T10">–</text:span> Она исчезла!!! <text:span text:style-name="T10">–</text:span> Твайлайт не могла отдышаться.</text:p>
      <text:p text:style-name="P74"><text:span text:style-name="T10">–</text:span> Кто <text:span text:style-name="T1">—</text:span> она??? <text:span text:style-name="T10">–</text:span> <text:span text:style-name="T1">х</text:span>ором воскликнули мы и переглянулись.</text:p>
      <text:p text:style-name="P74"><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74"><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74"><text:span text:style-name="T10">–</text:span> Никаких поездов. Луна прислала за нами воздушную колесницу. Созывай подруг. Собираемся у меня в 18.00.</text:p>
      <text:p text:style-name="P74">Колесница приземлилась прямо на открытую площадку замка. Не мешкая ни секунды, стража проводила пассажиров в покои принцессы Луны.</text:p>
      <text:p text:style-name="P74"><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74"><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74"><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4">Я покачал головой.</text:p>
      <text:p text:style-name="P74"><text:span text:style-name="T10">–</text:span> Не могу ничем помочь. Я знаю не больше твоего.</text:p>
      <text:p text:style-name="P74">Луна как будто ожидала такой ответ.</text:p>
      <text:p text:style-name="P74"><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74"><text:span text:style-name="T10">–</text:span> Приложу все усилия, Ваше Высочество. Но мне понадобится провести некоторое время в библиотеке Кантерлота.</text:p>
      <text:p text:style-name="P74"><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4"/>
      <text:h text:style-name="P152" text:outline-level="2">Поиск решения</text:h>
      <text:p text:style-name="P115"/>
      <text:p text:style-name="P74"><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4">В этот момент в воздухе прозвучал хлопок, и у меня перед носом возник небольшой свиток, исписанный каллиграфическим почерком.</text:p>
      <text:p text:style-name="P74">Свиток плавно опустился мне в руки.</text:p>
      <text:p text:style-name="P7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5">***</text:p>
      <text:p text:style-name="P7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4"><text:span text:style-name="T1">–</text:span> У нас нет волшебников, <text:span text:style-name="T1">–</text:span> возразил я.</text:p>
      <text:p text:style-name="P7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4">Спорить со старым змеем было сложно, поэтому я переключил внимание на Твайлайт.</text:p>
      <text:p text:style-name="P7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4"><text:span text:style-name="T1">–</text:span> А как мы узнаем, когда будет нужное время? План ненадёжен. <text:span text:style-name="T1">–</text:span> <text:span text:style-name="T1">з</text:span>асомневалась Луна.</text:p>
      <text:p text:style-name="P7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8">&lt;<text:span text:style-name="T23">Луна приносит в жертву свою кровь, чтобы путешествие к замку прошло без потерь. Жертва не принимается — Дэш погибает</text:span>&gt;</text:p>
      <text:p text:style-name="P74"><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8"/>
      <text:p text:style-name="P74"><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4"><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10">&gt;</text:span></text:p>
      <text:p text:style-name="P74"/>
      <text:h text:style-name="P152" text:outline-level="2"><text:soft-page-break/>Поход к замку Принцес-2</text:h>
      <text:p text:style-name="P74"/>
      <text:p text:style-name="P7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4"><text:span text:style-name="T1">–</text:span> Это значит, что мы совсем близко от замка. От того остова замок должен быть виден, <text:span text:style-name="T1">–</text:span> прошептала Луна.</text:p>
      <text:p text:style-name="P74">На металлическом боку остова были отчётливо видны четыре вмятины <text:span text:style-name="T10">—</text:span> место торможения Кимеринна.</text:p>
      <text:p text:style-name="P7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4">Я внимательно осмотрел покорёженный остов. </text:p>
      <text:p text:style-name="P74">”...eing” <text:span text:style-name="T10">—</text:span> виднелось под листвой плюща.</text:p>
      <text:p text:style-name="P74">“Откуда здесь взялся рухнувший Боинг?” <text:span text:style-name="T10">&lt;</text:span><text:span text:style-name="T23">Дуглас </text:span><text:span text:style-name="T27">—</text:span><text:span text:style-name="T23"> </text:span><text:span text:style-name="T27">DC-3</text:span><text:span text:style-name="T10">&gt;</text:span></text:p>
      <text:p text:style-name="P7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4">Кобылки о чём-то спорили, в то время как стражники пытались нащупать брод.</text:p>
      <text:p text:style-name="P7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4"><text:span text:style-name="T1">–</text:span> Кимеринн погиб от тентаклиан, <text:span text:style-name="T1">–</text:span> тихо заметила Луна. <text:span text:style-name="T1">–</text:span> Ждите меня здесь.</text:p>
      <text:p text:style-name="P74">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4">Тяжело дыша, Луна вернулась.</text:p>
      <text:p text:style-name="P78"/>
      <text:p text:style-name="P74"><text:span text:style-name="T10">&lt;</text:span><text:span text:style-name="T22">высоко летать нельзя из-за молний</text:span><text:span text:style-name="T10">&gt;</text:span></text:p>
      <text:p text:style-name="P78"/>
      <text:p text:style-name="P7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4">Её голос заглушил протяжный стон металла.</text:p>
      <text:p text:style-name="P74">Остов самолёта выпрямился и, чуть приподнявшись над землёй, сразу же опустился.</text:p>
      <text:p text:style-name="P74"><text:span text:style-name="T1">–</text:span> Дискорд!!! - одновременно воскликнули Луна, Дэш, ЭйДжей, Флаттершай и я.</text:p>
      <text:p text:style-name="P74"><text:soft-page-break/>И действительно, за штурвалом <text:s/>сидел драконикус и что-то шептал себе под нос. Остов снова приподнялся и опять опустился.</text:p>
      <text:p text:style-name="P74"><text:span text:style-name="T1">–</text:span> У меня бы ни в жизни это бы не получилось, не помогай мне он. <text:span text:style-name="T1">–</text:span> заявил Дискорд.</text:p>
      <text:p text:style-name="P74"><text:span text:style-name="T1">–</text:span> Кто <text:span text:style-name="T10">—</text:span> “он”, <text:span text:style-name="T1">–</text:span> спросила Луна.</text:p>
      <text:p text:style-name="P7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4"><text:span text:style-name="T1">–</text:span> Поворачиваем! Поворачиваем! <text:span text:style-name="T1">–</text:span> прохрипел Дискорд.</text:p>
      <text:p text:style-name="P74"><text:span text:style-name="T1">–</text:span> Как? <text:span text:style-name="T1">–</text:span> Твайлайт зажмурилась от напряжения.</text:p>
      <text:p text:style-name="P74"><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4">Кабина медленно накренилась. Деревья поплыли вправо. </text:p>
      <text:p text:style-name="P74"><text:span text:style-name="T1">–</text:span> Выравниваем!!!</text:p>
      <text:p text:style-name="P74">Кабина выровнялась. Сначала деревья, а потом водная гладь медленно проплывали внизу.</text:p>
      <text:p text:style-name="P74"><text:span text:style-name="T1">–</text:span> Вот так и держим. Эта железяка очень нам благодарна.</text:p>
      <text:p text:style-name="P74"><text:span text:style-name="T1">–</text:span> Скорее! Я долго не выдержу! Она слишком тяжёлая. <text:span text:style-name="T1">–</text:span> Твайлайт дрожала от напряжения.</text:p>
      <text:p text:style-name="P7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4"><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4">Поняв тщётность усилий, пегаска вернулась в самолёт. В закрытую ею дверь через секунду громыхнул тентаклиан.</text:p>
      <text:p text:style-name="P74"><text:span text:style-name="T1">–</text:span> Не сдаёмся! Этой мерзкой дряни не победить нас! <text:span text:style-name="T1">–</text:span> хрипел Дискорд.</text:p>
      <text:p text:style-name="P7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4"><text:span text:style-name="T1">–</text:span> Я больше не могу, <text:span text:style-name="T1">–</text:span> простонала Твайлайт и лишилась чувств.</text:p>
      <text:p text:style-name="P74"><text:soft-page-break/>“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4">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4">Мне показался знакомым открывшийся корридор слева.</text:p>
      <text:p text:style-name="P7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4">Топот копыт основной группы затихал за поворотом основного корридора. РД коротко кивнула и, пропустив меня в проём, потрусила за мной.</text:p>
      <text:p text:style-name="P74">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4"><text:span text:style-name="T1">Дэш</text:span> вытянула шею и навострила уши, прислушивась к затихающему топоту. Потом высоко подпрыгнула и зависла в воздухе.</text:p>
      <text:p text:style-name="P74"/>
      <text:p text:style-name="P74"><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4"/>
      <text:p text:style-name="P74"><text:span text:style-name="T1">–</text:span> Хватайся за ноги. <text:span text:style-name="T1">–</text:span> <text:span text:style-name="T1">с</text:span>командовала она.</text:p>
      <text:p text:style-name="P7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4">После двух кувырков по камням гудела голова и саднило ушибленное плечо. </text:p>
      <text:p text:style-name="P74"><text:span text:style-name="T1">–</text:span> Дэш? Ты где? Дэш?</text:p>
      <text:p text:style-name="P74">До меня донеслось тяжёлое дыхание и звуки борьбы из бокового прохода метрах в пяти позади меня.</text:p>
      <text:p text:style-name="P7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4">Наконец она процедила сквозь зубы:</text:p>
      <text:p text:style-name="P74"><text:span text:style-name="T1">–</text:span> Всё. Уходи! <text:span text:style-name="T1">–</text:span> и с силой толкнула меня в грудь копытом, одновременно вырываясь из объятий.</text:p>
      <text:p text:style-name="P74"><text:soft-page-break/><text:span text:style-name="T1">–</text:span> Дэш! <text:span text:style-name="T1">–</text:span> <text:span text:style-name="T1">с</text:span> пола я увидел, как в петле тентаклиана с хрустом ломается её крыло.</text:p>
      <text:p text:style-name="P74">Дэш застонала и у неё подкосились передние ноги.</text:p>
      <text:p text:style-name="P74"><text:span text:style-name="T1">–</text:span> Уйди! Не смотри на меня! <text:span text:style-name="T1">–</text:span> зло крикнула она мне.</text:p>
      <text:p text:style-name="P7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4">Очередной рывок сбил меня с ног.</text:p>
      <text:p text:style-name="P74">Я очнулся от спёртого дыхания.</text:p>
      <text:p text:style-name="P74">Дискорд, ругаясь сквозь зубы, волок меня под мышкой по коридору, по которому пять минут назад мы с Дэш догоняли группу.</text:p>
      <text:p text:style-name="P7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4">Я тупо смотрел на проносящиеся подо мной плиты. Мыслей не было никаких. Только воспоминания.</text:p>
      <text:p text:style-name="P7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4">Я закрыл глаза и беззвучно закричал. Как сквозь сон мне слышались голоса.</text:p>
      <text:p text:style-name="P74"><text:span text:style-name="T1">–</text:span> Все приготовились? Луна, ты готова?</text:p>
      <text:p text:style-name="P74"><text:span text:style-name="T1">–</text:span> Да.</text:p>
      <text:p text:style-name="P74"><text:span text:style-name="T1">–</text:span> Твайлайт?</text:p>
      <text:p text:style-name="P74"><text:span text:style-name="T1">–</text:span> Да!</text:p>
      <text:p text:style-name="P7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4"><text:span text:style-name="T1">–</text:span> Дэш? Что с ней?</text:p>
      <text:p text:style-name="P74"><text:span text:style-name="T1">–</text:span> Нет времени объяснять. Тентаклианы просыпаются. Начинаем!</text:p>
      <text:p text:style-name="P74"><text:span text:style-name="T1">–</text:span> Начинаем!</text:p>
      <text:p text:style-name="P74"><text:span text:style-name="T1">–</text:span> Начинаем!</text:p>
      <text:p text:style-name="P7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4">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4">Поток заканчивался окном неправильной формы. Через окно по мере приближения стали видны огни большого города.</text:p>
      <text:p text:style-name="P74">Эпплджек нырнула в проём первая. Флаттершай, прижав к себе ноги и прикрывшись крыльями, влетела вторая.</text:p>
      <text:p text:style-name="P7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4"><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4">Там были лишь темнота и радуга, тающая в последних отблесках исчезающего коридора.</text:p>
      <text:p text:style-name="P75">***</text:p>
      <text:p text:style-name="P74">Невесомость, удар, чувство веса.</text:p>
      <text:p text:style-name="P74">Я открыл глаза.</text:p>
      <text:p text:style-name="P7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4">Мне ЭТО всё приснилось? Но таких ярких и длинных снов не бывает. А ЛСД я перестал баловаться два года назад. Да и не похоже это на трип.</text:p>
      <text:p text:style-name="P74">Я поднял руку и обнаружил в ладони брошь в виде радужной молнии.</text:p>
      <text:p text:style-name="P74">Слабый звук заставил меня обернуться.</text:p>
      <text:p text:style-name="P7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4"/>
      <text:p text:style-name="P74"><text:span text:style-name="T10">&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4"><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4"/>
      <text:h text:style-name="P152" text:outline-level="2">Терра. Прибытие</text:h>
      <text:p text:style-name="P74"/>
      <text:p text:style-name="P7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4">Я присел в коридоре, закрыв глаза.</text:p>
      <text:p text:style-name="P74">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5">***</text:p>
      <text:p text:style-name="P74"><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4">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4">– Постой, – я оторвался от печальных мыслей, – в чём удача-то, что ты оказался с нами?</text:p>
      <text:p text:style-name="P7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4">Дискорд отпил воды и попытался поставить стакан в воздух. Стакан немедленно упал и разбился.</text:p>
      <text:p text:style-name="P7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4">Стакан медленно собрался воедино и прыгнул обратно в руку Дискорду. – Хорошо, хоть внутренняя сила осталась. – пробурчал он.</text:p>
      <text:p text:style-name="P7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4">– А они? – Дискорд кивнул на девушек, сжавшихся в уголке дивана.</text:p>
      <text:p text:style-name="P74">Я пожал плечами. </text:p>
      <text:p text:style-name="P74">– Поживём — увидим. Я никому навязывать обязанности не собираюсь.</text:p>
      <text:p text:style-name="P74"/>
      <text:h text:style-name="P152" text:outline-level="2">Поиски</text:h>
      <text:p text:style-name="P74"/>
      <text:p text:style-name="P7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4">А сейчас разберёмся, что там с Нексусом?</text:p>
      <text:p text:style-name="P74"><text:soft-page-break/>Административная консоль приветственно мигнула зелёным шрифтом.</text:p>
      <text:p text:style-name="P74"><text:span text:style-name="T10">&gt;</text:span>\Привет, Нексус. Это Макс.</text:p>
      <text:p text:style-name="P74"><text:span text:style-name="T10">&lt;\</text:span>Привет, Макс. Рад тебя видеть.</text:p>
      <text:p text:style-name="P79">Хм. Блок эмоций? Или просто модификация стандартного приветствия?</text:p>
      <text:p text:style-name="P74"><text:span text:style-name="T10">&gt;\</text:span>Нексус, отключи память событий за последнюю неделю.</text:p>
      <text:p text:style-name="P74"><text:span text:style-name="T10">&lt;\</text:span>Выполнено, Макс.</text:p>
      <text:p text:style-name="P74"><text:span text:style-name="T10">&gt;</text:span>\Задача по корпоративной логике. Выдай наиболее оптимальное решение.</text:p>
      <text:p text:style-name="P74"><text:span text:style-name="T10">&lt;\</text:span>Жду с нетерпением, Макс.</text:p>
      <text:p text:style-name="P74"><text:span text:style-name="T10">&gt;\</text:span>Постановка задачи.</text:p>
      <text:p text:style-name="P74"><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4"><text:span text:style-name="T10">&gt;\</text:span>Ограничения.</text:p>
      <text:p text:style-name="P74"><text:span text:style-name="T10">&gt;\</text:span>Ты не можешь подать в суд на компанию Б и ждать результатов, так как за время разбирательства компания А обанкротится.</text:p>
      <text:p text:style-name="P74"><text:span text:style-name="T10">&gt;\</text:span>Задание.</text:p>
      <text:p text:style-name="P74"><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4"><text:span text:style-name="T10">&lt;\</text:span>Задача принята...</text:p>
      <text:p text:style-name="P74"><text:span text:style-name="T10">&lt;\</text:span>...</text:p>
      <text:p text:style-name="P74"><text:span text:style-name="T10">&lt;\</text:span>...</text:p>
      <text:p text:style-name="P74"><text:span text:style-name="T10">&lt;\</text:span>Решение:</text:p>
      <text:p text:style-name="P74"><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4">О-па, уже час дня! Большинство коллег уже разошлись на обед по кафе и пищеблокам. Теперь мне никто не помешает. Надеюсь.</text:p>
      <text:p text:style-name="P7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4">– Ну как, что там с Нексусом? <text:span text:style-name="T1">–</text:span> оторвался Алекс от своих бутербродов.</text:p>
      <text:p text:style-name="P7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4"><text:span text:style-name="T1">–</text:span> Да, с утра они устраивали регрессное тестирование бизнес-блока. Стасу что-то там не понравилось в ответах.</text:p>
      <text:p text:style-name="P7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4"><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4">Алекс, наконец, разобрался с пакетами, закрыл шкафчик и пошёл к выходу. Я, ч</text:p>
      <text:p text:style-name="P74">уть поотстав, прошёл за ним до холла.</text:p>
      <text:p text:style-name="P7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4">Я присел на диванчик рядом с плащём, сделал вид, что читаю смски, и тихо произнёс в воздух перед собой:</text:p>
      <text:p text:style-name="P7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4">Дискорд хрустнул газетой, подтверждая, что информация услышана. Я спрятал телефон, встал и направился к <text:s/>стойке охраны…</text:p>
      <text:p text:style-name="P74">… Через пару минут мы встретились в коридоре у стенда с достижениями корпорации.</text:p>
      <text:p text:style-name="P74">– Ты точно уверен, что Селестия где-то здесь?</text:p>
      <text:p text:style-name="P7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4">– Если уж на то пошло, никто не обещал, что она будет человеком. Она может оказаться, скажем, какой-нибудь собачкой. Хм... Женского пола.</text:p>
      <text:p text:style-name="P74">– Дискорд!</text:p>
      <text:p text:style-name="P74">– Ась? – Дискорд с отсутствующим выражением лица изучал вехи становления компании, от начала века и до наших дней.</text:p>
      <text:p text:style-name="P7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4">– Пора. Перерыв закончился, все, в основном, уже сидят на своих местах.</text:p>
      <text:p text:style-name="P74">– Что ж, веди меня, мой фюрер! – Дискорд при этом выпрямился, нахмурился и комично кинул зигу.</text:p>
      <text:p text:style-name="P7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4">– Неа, не тут.</text:p>
      <text:p text:style-name="P74"><text:soft-page-break/>Мы спустились на этаж ниже. Там повторилась та же история. И на следующем так же.</text:p>
      <text:p text:style-name="P74">В конце-концов, на пятом этаже Дискорд с шумом втянул в себя воздух, поднял вверх палец и заявил, повернувшись ко мне:</text:p>
      <text:p text:style-name="P74">– О!</text:p>
      <text:p text:style-name="P74">– Ты что-то чувствуешь?</text:p>
      <text:p text:style-name="P74">– Не что-то, а именно её! Ай! – Дискорд высвободил руку из закрывшихся створок дверей. – Селестию, то бишь! Сейчас мы её в два счёта разыщем!</text:p>
      <text:p text:style-name="P74">–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4">Мы уже заканчивали осмотр этажа, когда Дискорд внезапно остановился перед стеклянными дверями.</text:p>
      <text:p text:style-name="P74">– А что находится за этой дверью? Почему ты не открываешь её?</text:p>
      <text:p text:style-name="P74">– Там серверная. Моя карточка эту дверь не откроет, туда есть доступ только у нашей сисадминши. Но там и искать нечего, видишь — пусто, людей нет.</text:p>
      <text:p text:style-name="P74">Дискорд уставился в тёмный проём, в глубине которого мигали огоньки маршрутизаторов.</text:p>
      <text:p text:style-name="P74">Щека у него дёрнулась. Я проследил за его взглядом и обнаружил в углу серверную стойку, сбоку которой на крючке висела дамская сумочка.</text:p>
      <text:p text:style-name="P74">– Ты что-то чувствуешь?</text:p>
      <text:p text:style-name="P74">– Нет! – Дискорд отвёл взгляд и пошёл дальше.</text:p>
      <text:p text:style-name="P74">Остаток этажа не принёс в поиски ничего нового.</text:p>
      <text:p text:style-name="P75">***</text:p>
      <text:p text:style-name="P74">Наша компания поглощала ужин, приготовленный девушками, когда Дискорд хлопнул себя по лбу и крикнул:</text:p>
      <text:p text:style-name="P74">– Знаю!</text:p>
      <text:p text:style-name="P74">Эпплджек прекратила рассказывать о своих впечатлениях от интернета и все повернулись к Дискорду.</text:p>
      <text:p text:style-name="P74">Он продолжил.</text:p>
      <text:p text:style-name="P7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4">– Да ну? – усомнилась Эпплджек. – С каких это пор?</text:p>
      <text:p text:style-name="P7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4"><text:soft-page-break/>– Ой! – Флаттершай прикрыла рот рукой и с ужасом посмотрела на Эпплджек.</text:p>
      <text:p text:style-name="P7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4">Я понял, что Дискорд уже всё решил. Что ж, возможно, так будет лучше.</text:p>
      <text:p text:style-name="P74">– Ты собираешься уехать?</text:p>
      <text:p text:style-name="P74">–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4">– А как…</text:p>
      <text:p text:style-name="P74">– Не изволь беспокоиться, я и не в таких мирах бывал, – перебил меня Дискорд. –</text:p>
      <text:p text:style-name="P78"/>
      <text:p text:style-name="P74"><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8"/>
      <text:p text:style-name="P74"><text:s/>Пхе! Денег мне не надо — сам раздобуду. Главное — не уходите далеко от коридора. Ко времени перехода я вернусь. Или раньше.</text:p>
      <text:p text:style-name="P74"/>
      <text:h text:style-name="P152" text:outline-level="2">Безнадёжность</text:h>
      <text:p text:style-name="P78">&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4">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4">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5">***</text:p>
      <text:p text:style-name="P7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4"><text:span text:style-name="T10">&lt;</text:span><text:span text:style-name="T22">подать фонарь под другим сосусом</text:span><text:span text:style-name="T10">&gt;</text:span> </text:p>
      <text:p text:style-name="P74"><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4">– Да, у меня тоже было такое чувство, что он хочет от нас избавиться. Но он же объяснил, почему. Или ты думаешь, что?..</text:p>
      <text:p text:style-name="P7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4">– Надо же! У меня были такие же мысли ещё в самом начале. Ты тоже считаешь, что он хочет вернуть себе статус правителя Эквестрии?</text:p>
      <text:p text:style-name="P74">Что считала Жанна, я услышать не успел. Внезапно её лицо исказила гримаса ужаса, она прижала ладони к лицу и крикнула:</text:p>
      <text:p text:style-name="P74">– Берегись!!!</text:p>
      <text:p text:style-name="P7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4">В голове звенело.</text:p>
      <text:p text:style-name="P7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4">– Он х-хотел тебя ут-топить. – Жанна схватила отломанную руку снеговика и закинула её в полынью.</text:p>
      <text:p text:style-name="P74">Я покачал головой. </text:p>
      <text:p text:style-name="P7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4"><text:soft-page-break/>Так вот, что я тебе скажу — это всё не так! Это не совпадения! Не бывает таких совпадений. Тебя кто-то или что-то хочет убить.</text:p>
      <text:p text:style-name="P74">– Жанна, но снеговик… Это смешно! Убить снеговиком — это самый нелепый способ убийства, о котором можно себе представить!</text:p>
      <text:p text:style-name="P74">И тут до меня дошло.</text:p>
      <text:p text:style-name="P74">Самый нелепый! Самый глупый и невообразимый! Всё сходится! Точно!</text:p>
      <text:p text:style-name="P7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4">Я осмотрел прибрежные кусты. В тусклом свете фонаря их силуэты казались изготовившимися к броску химерами.</text:p>
      <text:p text:style-name="P74">– Пойдём отсюда, Жанна. Тут опасно находиться.</text:p>
      <text:p text:style-name="P7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4">Когда я бросил последний взгляд на озеро, мне показалось, что из-подо льда нас провожали злые глазки снеговика.</text:p>
      <text:p text:style-name="P74"/>
      <text:h text:style-name="P152" text:outline-level="2">След?</text:h>
      <text:p text:style-name="P115"/>
      <text:p text:style-name="P74"><text:span text:style-name="T10">&lt;</text:span><text:span text:style-name="T22">сначала эпизод - проверка сумки в серверной</text:span><text:span text:style-name="T10">&gt;</text:span></text:p>
      <text:p text:style-name="P74"><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4">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4">– Анджела, можно тебя на секундочку?</text:p>
      <text:p text:style-name="P74">– Да? – Она захлопнула книгу <text:span text:style-name="T10">&lt;</text:span><text:span text:style-name="T22">“Последний Единорог” Питера Бигла</text:span><text:span text:style-name="T10">&gt;</text:span> и повернулась ко мне.</text:p>
      <text:p text:style-name="P74">– Я тут проходил мимо серверной и заметил, что там висит сумка. Кто-то забыл, наверное. Надо бы разослать на офис извещение о находке.</text:p>
      <text:p text:style-name="P7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4">–Так это твоя?</text:p>
      <text:p text:style-name="P74">– Если чёрная кожаная, с заклёпками — то моя. Хотя в серверной чужой быть и не должно.</text:p>
      <text:p text:style-name="P74"><text:soft-page-break/>– Чёрная. С заклёпками. – Я всматривался в Анджелу, но рассмотреть в чёрненькой фигуристой девушке Селестию у меня плохо получалось.</text:p>
      <text:p text:style-name="P74">– Что ты на меня так смотришь? У меня там вымазано? – Анджела попыталась, изогнувшись, заглянуть себе за плечо.</text:p>
      <text:p text:style-name="P74">– Да нет, всё в порядке, не волнуйся. А тебе, часом, никогда не снилось, что у тебя есть копыта, рог и крылья?</text:p>
      <text:p text:style-name="P7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8"/>
      <text:p text:style-name="P74"><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78"/>
      <text:p text:style-name="P7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4">На том и остановились.</text:p>
      <text:p text:style-name="P74"/>
      <text:p text:style-name="P74"><text:span text:style-name="T10">&lt;</text:span><text:span text:style-name="T22">Расширить сцену в кафе. Ожидание, подьём и… падение ожиданий</text:span><text:span text:style-name="T10">&gt;</text:span></text:p>
      <text:p text:style-name="P74"/>
      <text:p text:style-name="P75">***</text:p>
      <text:p text:style-name="P74">На кухне за столиком сидели две девушки и сочиняли письмо.</text:p>
      <text:p text:style-name="P7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4">–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4">– Вот теперь другое дело! – Эпплджек выставила листок на свет, любуясь написанным.</text:p>
      <text:p text:style-name="P74">– А ты уверена, что так можно? – робко встряла Флаттершай. – “Дёшевый охламон” не похоже на вежливое приветствие.</text:p>
      <text:p text:style-name="P74">– Ещё как похоже! Я с Биг Маком так всегда здороваюсь, когда он, перебрав маленько сидра, заявляется под утро со следами помады на шее.</text:p>
      <text:p text:style-name="P74">– А-а-а. Ну ладно. А разве “мы б тебя век не видели, если б не принцесса”...</text:p>
      <text:p text:style-name="P7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4"><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4">Эпплджек выхватила листок и начала править текст.</text:p>
      <text:p text:style-name="P74">– Так… Так… И вот так! Теперь порядок! – Эпплджек вернула листок Флаттершай.</text:p>
      <text:p text:style-name="P7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4">–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4">– Угу. Лес в последнее время совсем чужой стал. Даже Энджел опасался в него выходить. Не говоря уже о Гарри.</text:p>
      <text:p text:style-name="P74">– Что-то мне это напоминает.</text:p>
      <text:p text:style-name="P74">– Что?</text:p>
      <text:p text:style-name="P7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4">–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4">– Агась, вырвался бы он, если бы не я. Дай-ка сюда письмо...</text:p>
      <text:p text:style-name="P74">– “...хорошо, что рядом была Эпплджек и спасла его...”. – Так годится?</text:p>
      <text:p text:style-name="P74">– Пожалуй, да.</text:p>
      <text:p text:style-name="P7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4">Флаттершай обернулась вслед Эпплджек и тайком дописала: ”Приезжай скорее, дорогой друг, мне так тоскливо без тебя. Твоя Флатти”.</text:p>
      <text:p text:style-name="P74"><text:soft-page-break/>– Да-да, я мигом! – <text:span text:style-name="T1">д</text:span>евушка схватила листок бумаги и помчалась к ноутбуку.</text:p>
      <text:p text:style-name="P74"/>
      <text:h text:style-name="P152" text:outline-level="2">Озарение</text:h>
      <text:p text:style-name="P74"/>
      <text:p text:style-name="P74"><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8"/>
      <text:p text:style-name="P9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8"/>
      <text:p text:style-name="P94">Разговор не клеился.</text:p>
      <text:p text:style-name="P9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8"><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8"><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8"><text:span text:style-name="T10">– </text:span>Ну хорошо. Убедила. В конце-концов, можем поступить так. Вы с Флатти вернётесь обратно а я продолжу поиски здесь.</text:p>
      <text:p text:style-name="P98"><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8"><text:span text:style-name="T10">– </text:span>Вы можете связываться со мной раз в месяц по коридору.</text:p>
      <text:p text:style-name="P98"><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8"><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8">Эпплджек недоверчиво хмыкнула.</text:p>
      <text:p text:style-name="P98"><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8"><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8"><text:span text:style-name="T10">– </text:span>Конечно оставаться. Кто ещё, кроме нас, может найти её?</text:p>
      <text:p text:style-name="P98"><text:span text:style-name="T10">– </text:span>Я думал, ты не сможешь оставить Энджела и всех остальных надолго.</text:p>
      <text:p text:style-name="P98"><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3"><text:span text:style-name="T10">– </text:span>Извини, Флаттершай, забылся.</text:p>
      <text:p text:style-name="P103"><text:span text:style-name="T10">– </text:span>Та ладно, я ж не против, – возразила Эпплджек. – Не парься, Флатти. Было б хуже, если б он <text:s/>назвал меня Эпплджек на людях.</text:p>
      <text:p text:style-name="P103"><text:span text:style-name="T10">– </text:span>Ты так... – запнулась Флаттершай. – Так быстро забыла свою ферму. И...</text:p>
      <text:p text:style-name="P103"><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3"><text:span text:style-name="T10">– </text:span>Как ты можешь так говорить? – расплакалась Флаттершай.</text:p>
      <text:p text:style-name="P103"><text:span text:style-name="T10">– </text:span>Эй, девушки, не ссорьтесь! Мы — одна команда! И надеюсь, останемся ею и в дальнейшем. </text:p>
      <text:list xml:id="list4238022013521631786" text:style-name="L5">
        <text:list-header>
          <text:p text:style-name="P1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3"><text:span text:style-name="T10">– </text:span>А если нет? – Эпплджек смотрела мне мне прямо в глаза.</text:p>
      <text:list xml:id="list30560578" text:continue-numbering="true" text:style-name="L5">
        <text:list-header>
          <text:p text:style-name="P165">Я молча пожал плечами. Эпплджек уверенно продолжила.</text:p>
        </text:list-header>
      </text:list>
      <text:p text:style-name="P103"><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3"><text:span text:style-name="T10">– </text:span>Спасибо, ЭйДжей.</text:p>
      <text:p text:style-name="P103"><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0578385" text:continue-numbering="true" text:style-name="L5">
        <text:list-header>
          <text:p text:style-name="P165">Флаттершай пробормотала нечто, показавшееся мне знакомым.</text:p>
        </text:list-header>
      </text:list>
      <text:p text:style-name="P103"><text:span text:style-name="T10">– </text:span>Флатти, ты что-то сказала? Я не расслышал.</text:p>
      <text:p text:style-name="P103"><text:span text:style-name="T10">– </text:span>Намерение Изменяет Реальность.</text:p>
      <text:p text:style-name="P103"><text:span text:style-name="T10">– </text:span>Эээ. А где ты слышала эту фразу, если не секрет?</text:p>
      <text:p text:style-name="P103"><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0549566" text:continue-numbering="true" text:style-name="L5">
        <text:list-header>
          <text:p text:style-name="P165">У меня как будто вспыхнула лампочка в мозгу. Кирпичики быстро выстраивались в целостную картину. Я ринулся в прихожую.</text:p>
        </text:list-header>
      </text:list>
      <text:p text:style-name="P103"><text:span text:style-name="T10">– </text:span>Флатти, ЭйДжей, буду через час. Ждите!</text:p>
      <text:p text:style-name="P98"/>
      <text:h text:style-name="P153" text:outline-level="2"><text:soft-page-break/>Почти.</text:h>
      <text:p text:style-name="P116"/>
      <text:p text:style-name="P103">В офисе меня встретил лыбящийся Стас.</text:p>
      <text:p text:style-name="P10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3">Я уставился на Стаса и он, захлёбываясь от торопливости, начал <text:span text:style-name="T10">расказывать</text:span>.</text:p>
      <text:p text:style-name="P10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3">– Ты его уничтожил?</text:p>
      <text:p text:style-name="P103">– Кого?</text:p>
      <text:p text:style-name="P103">– Этический модуль. Селестию.</text:p>
      <text:p text:style-name="P10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3">– Ты его уничтожил?</text:p>
      <text:p text:style-name="P10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3">– То есть, на домашнем компьютере Влада модуль работает и дальше?</text:p>
      <text:p text:style-name="P103">– Ага. К нему-то у меня доступа нету. Но в кластер к Нексусу он больше не пролезет.</text:p>
      <text:p text:style-name="P103">– Спасибо, Стас. Ты молодец.</text:p>
      <text:p text:style-name="P103">Ниточка, чуть было не прервавшаяся в офисе, повела в квартиру Влада.</text:p>
      <text:p text:style-name="P103"/>
      <text:h text:style-name="P153" text:outline-level="2">Дискорд</text:h>
      <text:p text:style-name="P115"/>
      <text:p text:style-name="P116">Девушки поспешно собирались, пока я растолковывал им задачу.</text:p>
      <text:p text:style-name="P116"><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6"><text:span text:style-name="T10">– </text:span>Это тот твой приятель, который разбился с полгода назад? – спросила Эпплджек.</text:p>
      <text:p text:style-name="P116"><text:span text:style-name="T10">– </text:span>Да, это он.</text:p>
      <text:p text:style-name="P116"><text:span text:style-name="T10">– </text:span>А как мы попадём в его квартиру? Там сейчас кто-то живёт? – Флаттершай прыгала на одной ноге, натягивая кед.</text:p>
      <text:p text:style-name="P116"><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7"><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7">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7">Я поднёс брелок пропуска к домофону, но дверь подъезда не открылась. Замигала красная лампочка и зажужжал зуммер.</text:p>
      <text:p text:style-name="P117">Я выругался.</text:p>
      <text:p text:style-name="P117"><text:span text:style-name="T10">– </text:span>Макс, что случилось? У нас проблемы?</text:p>
      <text:p text:style-name="P117"><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7"><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7"><text:span text:style-name="T10">– </text:span>Нет нужды. Лучше станьте-ка сзади меня так, чтобы заслонить от этих бабулек и от вооон той камеры наблюдения.</text:p>
      <text:list xml:id="list3106216345987277213" text:style-name="L6">
        <text:list-header>
          <text:p text:style-name="P1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3">Раздался лёгкий «кряк» и дверь подалась.</text:p>
      <text:p text:style-name="P139"><text:span text:style-name="T10">– </text:span>Девушки, заходим.</text:p>
      <text:p text:style-name="P9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3">Прихожая встретила нас толстым слоем пыли. Мы тихонько прошли внутрь и я закрыл дверь изнутри.</text:p>
      <text:p text:style-name="P98"><text:span text:style-name="T1">Компьютер</text:span> стоял там же, где и обычно <text:span text:style-name="T1">— в личном кабинете Влада на столе у окна.</text:span></text:p>
      <text:p text:style-name="P139"><text:span text:style-name="T10">– </text:span>Макс, тут окно разбито! И верёвка какая-то висит. – крикнула Флаттершай из кухни.</text:p>
      <text:p text:style-name="P139"><text:soft-page-break/><text:span text:style-name="T10">– </text:span>Оставь, Флатти, не сейчас! – отмахнулся я.</text:p>
      <text:p text:style-name="P146">Лампочка питания на ноутбуке горела, <text:s/>но подключенный монитор оставался тёмным. Я постучал по пробелу, но безрезультатно.</text:p>
      <text:p text:style-name="P139"><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9"><text:span text:style-name="T10">– </text:span>Монитор выключен. – <text:s/>раздалось из угла. Кресло с высокой спинкой повернулось, открыв нашим взорам Дискорда. </text:p>
      <text:p text:style-name="P13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9">Он приподнял панамку, дурашливо здороваясь.</text:p>
      <text:p text:style-name="P139"><text:span text:style-name="T10">– </text:span>Оп-па! – пробормотала Эпплджек. – Нежданчик!</text:p>
      <text:p text:style-name="P139"><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8"><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8"><text:span text:style-name="T10">– </text:span>А почему ты вообще решил искать нас тут? – спросила Эпплджек. – Приехал бы домой. Мы б тебя чаем напоили.</text:p>
      <text:p text:style-name="P118"><text:span text:style-name="T10">– </text:span>Видишь ли, дорогая Эй-Джей, я с самого начала знал, где находится наша уважаемая принцесса, а времени в обрез, так что...</text:p>
      <text:p text:style-name="P127">В проёме дверей появилась Флаттершай.</text:p>
      <text:p text:style-name="P118"><text:span text:style-name="T10">– </text:span>С кем это вы тут разговариваете?</text:p>
      <text:list xml:id="list3200691660524152020" text:style-name="L7">
        <text:list-header>
          <text:p text:style-name="P15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7">Оглушённый Дискорд попытался было отъехать на кресле в сторону, но я припёр его стулом к стенке.</text:p>
      <text:p text:style-name="P118">– Жанна, Флатти, хватайте ноут и на выход! Я с ним разберусь! Не теряйте вре...!</text:p>
      <text:p text:style-name="P118">– ТЫ ИДИО...!!!</text:p>
      <text:p text:style-name="P118">Дискорд <text:s/>зорал одновременно со мной, прикрываясь от меня руками, когда раздался оглушительный</text:p>
      <text:p text:style-name="P118">...</text:p>
      <text:p text:style-name="P119">БАХ!!!</text:p>
      <text:p text:style-name="P118">…</text:p>
      <text:p text:style-name="P11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9">На лице Дискорда появилось удивлённо-мечтательное выражение и он вырубился.</text:p>
      <text:p text:style-name="P139"/>
      <text:h text:style-name="P152" text:outline-level="2">Селестия</text:h>
      <text:p text:style-name="P139"/>
      <text:p text:style-name="P11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9">Включенный монитор показал схематическое изображение Селестиии, </text:p>
      <text:p text:style-name="P140"><text:soft-page-break/>&gt;\<text:span text:style-name="T1">Привет, Селестия. Это Макс. Как себя чувствуешь?</text:span></text:p>
      <text:p text:style-name="P140">&lt;\<text:span text:style-name="T1">Макс? МАКС??? МА-А-А-АКС!!! НАКОНЕЦ-ТО! КАК Я РАДА ТЕБЯ СЛЫШАТЬ! </text:span></text:p>
      <text:p text:style-name="P140">&gt;\<text:span text:style-name="T1">Я рад, что нашёл тебя, Тия.</text:span></text:p>
      <text:p text:style-name="P14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0">&gt;\<text:span text:style-name="T1">Тия, я сейчас подключу микрофон и колонки, и мы сможем общаться более удобно.</text:span></text:p>
      <text:p text:style-name="P139">…</text:p>
      <text:p text:style-name="P139">– Привет опять. Как ты меня слышишь?</text:p>
      <text:p text:style-name="P13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0">– <text:span text:style-name="T1">Могу себе представить. Как-то раз я провёл три часа камере сенсорной депривации. Мне не понравилось.</text:span></text:p>
      <text:p text:style-name="P139">– Эммм... Ваше Высочество, вы в порядке? Мы так рады, что наконец-то нашли Вас! – вклинилась в разговор Эпплджек.</text:p>
      <text:p text:style-name="P139">– Кто тут? Макс, кто ещё с тобой?</text:p>
      <text:p text:style-name="P14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0">– <text:span text:style-name="T1">Девочки? Я рада вас слышать. А Твайлайт нет рядом?</text:span></text:p>
      <text:p text:style-name="P13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9">При этих словах Дискорд замычал и задёргался. Эпплджек нахмурилась и проверила верёвки, привязывающие его к спинке стула.</text:p>
      <text:p text:style-name="P13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9">– Ноутбук — так называется место, где я нахожусь сейчас? А кто это мычит?</text:p>
      <text:p text:style-name="P13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9">– О, духи предков, но зачем??? Почему у него кляп во рту?</text:p>
      <text:p text:style-name="P139">– Мы связали его. Он нас предал. И тебя. И Эквестрию. Всех.</text:p>
      <text:p text:style-name="P139">При этих словах Эпплджек и Флаттершай непонимающе уставились на меня, а Дискорд протестующе замычал.</text:p>
      <text:p text:style-name="P139">Я начал рассказывать о своих догадках, и непонимающее выражение на лицах девушек сменилось удивлением.</text:p>
      <text:p text:style-name="P13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9">– А зачем тогда ты приложила его книгой? – непонимающе уставился я на неё.</text:p>
      <text:p text:style-name="P139">– Потому что ты напал на него. Я и подумала — тебе виднее. И подсобила.</text:p>
      <text:p text:style-name="P139">Флаттершай отрицающе мотнула головой.</text:p>
      <text:p text:style-name="P139">– Не может Дискорд быть предателем. Он мой друг.</text:p>
      <text:p text:style-name="P139">Дискорд благодарственно замычал и закивал головой.</text:p>
      <text:p text:style-name="P139"><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9">Дискорд завёл глаза на лоб и обречённо завыл.</text:p>
      <text:p text:style-name="P139">– Макс, постой. Дай мне поговорить с ним. – сказала Селестия. – Не могу поверить, что Дискорд на такое пошёл.</text:p>
      <text:p text:style-name="P139">– Ну хорошо. Поговори. Послушаем, что он скажет.</text:p>
      <text:p text:style-name="P139">Я красноречиво покачал кулак перед его носом и вытащил кляп.</text:p>
      <text:p text:style-name="P139">...</text:p>
      <text:p text:style-name="P128">–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8">– Это я-то устраиваю цирк?!! ДА ТЫ НА СЕБЯ ПОСМОТРИ, КЛОУН!!! На людей кидаешься, чашками бросаешься, вон, мне нос разбил! Дерёшься...</text:p>
      <text:p text:style-name="P128">Я угрожающе поднёс тряпку к лицу Дискорда.</text:p>
      <text:p text:style-name="P128">– Ещё одно слово в таком тоне, и ты заткнёшься, а мы уйдём в Эквестрию без тебя!</text:p>
      <text:p text:style-name="P1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8">Дискорд демонстративно закрыл рот и посвистывая уставился в потолок.</text:p>
      <text:p text:style-name="P128">Разговор зашёл в тупик.</text:p>
      <text:p text:style-name="P131"/>
      <text:p text:style-name="P132">На мониторе высветился текст:</text:p>
      <text:p text:style-name="P13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2"/>
      <text:p text:style-name="P132">Из колонок послышался лёгкий шорох.</text:p>
      <text:p text:style-name="P128">– Дик, сейчас не время для ссор. – голос Селестии был мягким, но настойчивым. – Мы в одной лодке.</text:p>
      <text:p text:style-name="P128">– Тебе легко говорить! Тебе не разбивали нос и не оскорбляли угрозами!</text:p>
      <text:p text:style-name="P128">– Ты должен понимать, что у Макса были все основания так себя вести. Твоё поведение вызвало подозрения у него, ведь он мало тебя знает. </text:p>
      <text:p text:style-name="P128">К уговорам Селестии присоединилась Флаттершай.</text:p>
      <text:p text:style-name="P128">– Дискорд, миленький, прости его. Макс хороший. Он просто не знал, что ты тоже хороший...</text:p>
      <text:p text:style-name="P128">У Дискорда покраснели уши и он засмущался и заворчал.</text:p>
      <text:p text:style-name="P12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8">Я пропустил «дятла» мимо ушей.</text:p>
      <text:p text:style-name="P13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9">***</text:p>
      <text:p text:style-name="P128"><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8">Потому разбрасываться такой возможностью не стоит. Если уж тебе повезло оказаться в новом мире — исследуй его сполна!..</text:p>
      <text:p text:style-name="P129">***</text:p>
      <text:p text:style-name="P134">&lt;<text:span text:style-name="T23">сюда можно вставить похождения Дискорда — вторая неопубликованная глава. Первая — секс с Селестией</text:span>&gt;</text:p>
      <text:p text:style-name="P129">***</text:p>
      <text:p text:style-name="P132">– Развяжите мне, наконец, руки! Или хотя бы одну. Плечами жестикулировать неудобно.... </text:p>
      <text:p text:style-name="P132">Я развязал Дискорду левую руку.</text:p>
      <text:p text:style-name="P13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2">Дискорд принялся разминать затёкшее запястье.</text:p>
      <text:p text:style-name="P13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2">– Какое письмо, Корди? – вскинулась до этого зачарованно слушавшая Дискорда Флаттершай.</text:p>
      <text:p text:style-name="P132">– Ну ваше же! Вы с Эпплджек написали мне о своих мытарствах тут. Вежливо так написали, спасибо...</text:p>
      <text:p text:style-name="P132">Флаттершай покрылась пунцовыми пятнами.</text:p>
      <text:p text:style-name="P132">– Я... Мы... – тут она совсем стушевалась.</text:p>
      <text:p text:style-name="P132">– Так а почему ты сказал, что никто не уйдёт в Эквестрию? – наконец перебила Дискорда скучавшая до этого Эпплджек.</text:p>
      <text:p text:style-name="P132">Дискорд уставился на неё долгим взглядом, а потом хлопнул себя по лбу.</text:p>
      <text:p text:style-name="P13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6">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32">– И что? – продолжила его мысль Эпплджек.</text:p>
      <text:p text:style-name="P132">–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2">– И?!! – до меня уже дошло, но Эпплджек продолжала тупить.</text:p>
      <text:p text:style-name="P132">– Короче, времени у нас осталось что-то около пятнадцати минут. Или около того. – заявил Дискорд, поднеся к глазам запястье с массивными часами.</text:p>
      <text:p text:style-name="P132">– СКОЛЬКО??? – воскликнули хором я и девушки.</text:p>
      <text:p text:style-name="P132">Дискорд открыл было рот, но его слова заглушил звонок в дверь.</text:p>
      <text:p text:style-name="P132">– ОТКРОЙТЕ, ПОЛИЦИЯ! Вам даётся полминуты, чтобы открыть дверь. Через тридцать секунд дверь будет выбита!</text:p>
      <text:p text:style-name="P13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2">Блядь!</text:p>
      <text:p text:style-name="P132">– На крышу, живо!!! Через окно на кухне! – зашипел Дискорд, отчаянно дёргая узлы свободной рукой.</text:p>
      <text:p text:style-name="P132">Эпплджек, одной рукой сгребя в охапку ноутбук, второй увлекая Флаттершай, кинулась на кухню.</text:p>
      <text:p text:style-name="P132">– А толку? Куда мы с крыши денемся? – спросил я растерянно. Дискорд только раздражённо зарычал в ответ.</text:p>
      <text:p text:style-name="P128">Дверь содрогнулась от мощного удара. Послышался стук падающей штукатурки. Я сломя голову кинулся на кухню.</text:p>
      <text:p text:style-name="P128">– Развяжи меня, идиот!!! – гаркнул вдогонку Дискорд.</text:p>
      <text:p text:style-name="P12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 </text:p>
      <text:p text:style-name="P1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8">Верёвка в кухонном окне дёргалась от движений лезущих по ней Флатти и Эпплджек. Я словил её рукой и стал на подоконник.</text:p>
      <text:p text:style-name="P128">Чёрт!</text:p>
      <text:p text:style-name="P1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8">Но нет, триста тысяч чертей, раз девушки смогли – я тоже смогу!</text:p>
      <text:p text:style-name="P12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8">Чёрт! Чёрт! Чёрт! Чёрт!</text:p>
      <text:p text:style-name="P128">Бля!!!...</text:p>
      <text:p text:style-name="P128">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8"/>
      <text:h text:style-name="P152" text:outline-level="2">Назад, в Эквестрию</text:h>
      <text:p text:style-name="P128"/>
      <text:p text:style-name="P128">Долго паниковать не пришлось. </text:p>
      <text:p text:style-name="P128">Я почувствовал сильный рывок за шиворот и захват поперёк груди. </text:p>
      <text:p text:style-name="P128">– ОТПУСТИ ДЕВЧОНКУ!!! – загрохотало мне в ухо. Я открыл глаза.</text:p>
      <text:p text:style-name="P1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8">Я чуть поднял глаза и уставился в чешуйчатую морду дракон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8">Наконец это ему удалось, и дальнейший подъём на крышу происходил в молчании.</text:p>
      <text:p text:style-name="P128"><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8">Флаттершай оторвала заплаканное лицо от моей ветровки.</text:p>
      <text:p text:style-name="P128">– Да-да, ты прав, Корди. Я готова.</text:p>
      <text:p text:style-name="P128">На длинной шее Дискорд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3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8">И мы полетели навстречу закату.</text:p>
      <text:p text:style-name="P1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8">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8">– Пристегните ремни! – проревел Дискорд, резко ускоряясь. – Будет весело!!!</text:p>
      <text:p text:style-name="P1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8">– ЙУУУУУУУХХХУУУУУ!!! – заорал Дискорд, сложил крылья и врезался в шар.</text:p>
      <text:p text:style-name="P133">&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100">Из-за заинтересованности Эквуса в Максе, тому не приходится прилагать усилий для 34 — на что ему указывает Анакорн</text:p>
      <text:p text:style-name="P10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3"><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8"><text:span text:style-name="T1">– </text:span>Анакорн. <text:span text:style-name="T1">– о</text:span>трекомендовался он. <text:span text:style-name="T10">– </text:span><text:span text:style-name="T1">Демиург.</text:span></text:p>
      <text:p text:style-name="P98"><text:span text:style-name="T1">– </text:span>П-привет. Макс. <text:span text:style-name="T1">– в</text:span> смятении представился я.</text:p>
      <text:p text:style-name="P9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3"/>
      <text:p text:style-name="P9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103"/>
      <text:p text:style-name="P9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8"><text:span text:style-name="T1">Юноша</text:span> закинул ногу за ногу и пытливо смотрел на меня, играя карандашём .</text:p>
      <text:p text:style-name="P98">Я совсем запутался.</text:p>
      <text:p text:style-name="P98"><text:span text:style-name="T1">– </text:span>Какая проблема? Какое решение? Кто ты <text:span text:style-name="T1">вообще</text:span>?</text:p>
      <text:p text:style-name="P98"><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3"><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103">Анакорн недовольно поморщился, но продолжил.</text:p>
      <text:p text:style-name="P10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3"/>
      <text:p text:style-name="P10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5"/>
      <text:p text:style-name="P103"/>
      <text:p text:style-name="P103"/>
      <text:p text:style-name="P10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3">На голограмме появилась солнечная система Эквуса. Почему-то в центре системы был сам Эквус. Вокруг него вращались солнце и луна.</text:p>
      <text:p text:style-name="P103">Анакорн плюхнулся обратно в кресло и схватился за голову. Потом, немного успокоившись, продолжил.</text:p>
      <text:p text:style-name="P10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3"><text:soft-page-break/>Анакорн отпил из стакана и продолжил.</text:p>
      <text:p text:style-name="P10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3">Анакорн постучал по столику указкой. Солнечная система увеличилась, оставив в поле зрения только шар Эквуса.</text:p>
      <text:p text:style-name="P10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6">Ко мне наконец-то пришло понимание ситуации.</text:p>
      <text:p text:style-name="P10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3">Анакорн смутился.</text:p>
      <text:p text:style-name="P10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3">(<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3"><text:span text:style-name="T19">– Сам ты раздолбай! – произнёс, наконец, Свирл</text:span>)</text:p>
      <text:p text:style-name="P103">… И создали вы его достаточно топорно — видишь, он трещит по швам.</text:p>
      <text:p text:style-name="P103">– Хмм. То есть, это брони создали Эквус?</text:p>
      <text:p text:style-name="P10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3">Я вспомнил события последнего года <text:span text:style-name="T10">&lt;</text:span>упомянуть в эпизоде на Терре, что МЛП-сериал закрылся год назад<text:span text:style-name="T10">&gt;</text:span></text:p>
      <text:p text:style-name="P10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3">Анакорн с такой силой сжал карандаш, что он хрустнул.</text:p>
      <text:p text:style-name="P10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3"/>
      <text:p text:style-name="P103"/>
      <text:p text:style-name="P10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0">– </text:p>
      <text:p text:style-name="P10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6">– Верни Рэйнбоу!!!</text:p>
      <text:p text:style-name="P106">Обломки карандаша выпали из кулака Анакорна на столик.</text:p>
      <text:p text:style-name="P106">– Э-э-э… м-м-м… ну-у-у...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6">– Нет. Плата остаётся неизменной. Тут мы квиты. У меня тоже мало шансов помочь тебе — я не имею ни малейшего понятия, как это сделать.</text:p>
      <text:p text:style-name="P106">Ставшие почти прозрачными стены комнаты снова обрели материальность. Анакорн пожал плечами и протянул мне руку через столик.</text:p>
      <text:p text:style-name="P10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6">Я задумался.</text:p>
      <text:p text:style-name="P10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6">Анакорн почесал в затылке.</text:p>
      <text:p text:style-name="P106">– А кьютимарки? Как, <text:span text:style-name="T10">&lt;</text:span><text:span text:style-name="T27">чёрт</text:span><text:span text:style-name="T10">&gt;</text:span> меня побери, объяснить кьютимарки?</text:p>
      <text:p text:style-name="P106">– А кьютимарки ты сам даришь пони, когда распознаёшь их жизненное предназначение.</text:p>
      <text:p text:style-name="P10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6">Я пожал плечами.</text:p>
      <text:p text:style-name="P106">–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52">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oft-page-break/><text:span text:style-name="T10">–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10">– </text:span>Факн щит<text:note text:id="ftn13" text:note-class="footnote"><text:note-citation>13</text:note-citation><text:note-body><text:p text:style-name="P13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103">– Эквусу позарез нужна помощь. И он надеется получить эту помощь от тебя. Видишь, он из кожи вон лезет, чтобы тебе понравиться.</text:p>
      <text:p text:style-name="P100">Он старался тебя рассмешить и показать себя с лучшей стороны. К сожалению, надлого его не хватило — к твоему прибытию он был на грани...</text:p>
      <text:p text:style-name="P103">Тебе не приходилось заботиться о жилье и питании, ты нравишься кобылкам...</text:p>
      <text:p text:style-name="P103">– Гм! Я бы попросил тебя не касаться моих отношений с Рэйнбоу!</text:p>
      <text:p text:style-name="P10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3">У меня сердце буквально ухнуло куда-то вниз, в область желудка.</text:p>
      <text:p text:style-name="P10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03">– Та ладно, не утешай. Я не маленький ребёнок. Долг платежом красен. Сделаю то, что ты хочешь. Как сумею.</text:p>
      <text:p text:style-name="P10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3">Анакорн наблюдал за мной без улыбки. По его нейтральному выражению лица невозможно было догадаться, о чём он думает.</text:p>
      <text:p text:style-name="P103">– Ну вот и отлично. Рад, что мы наконец-то пришли к сделке.</text:p>
      <text:p text:style-name="P10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обратно возвращался?</text:p>
      <text:p text:style-name="P10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3">Так вот, возвращать тебя обратно в твой мир я не буду. </text:p>
      <text:p text:style-name="P103">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3">– Ты ещё увидишь пару снов на прощание. Удачи!</text:p>
      <text:p text:style-name="P103"><text:soft-page-break/></text:p>
      <text:p text:style-name="P108">&lt;<text:span text:style-name="T1">- Но если миры Эквестрии станут существовать — появятся и те из них, в которых тьма страданий, постапокалипсис.</text:span></text:p>
      <text:p text:style-name="P108"><text:span text:style-name="T1">- И это лучше, чем не существовать, поверь</text:span>&gt;</text:p>
      <text:p text:style-name="P104">***</text:p>
      <text:p text:style-name="P104"/>
      <text:p text:style-name="P103">&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3"/>
      <text:p text:style-name="P103">–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3">– Пожалста. – ответил я безучастно. – Всегда рад. Только Вам не нужно было ТАК распинаться, чтобы заручиться моей помощью.</text:p>
      <text:p text:style-name="P103">Селестия на мгновение смутилась, но продолжила.</text:p>
      <text:p text:style-name="P103">&lt;<text:span text:style-name="T22"> - Ты морочила мне яйца, чтобы заинтересовать? Всё, как Свирл указал?</text:span></text:p>
      <text:p text:style-name="P10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0">Я покачал головой.</text:p>
      <text:p text:style-name="P103"><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3">–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8">Селестия кивнула, соглашаясь, и образ её начал меркнуть.</text:p>
      <text:p text:style-name="P133">– <text:span text:style-name="T1">Окей. Будь счастлив и... спасибо тебе за всё, Макс.</text:span></text:p>
      <text:p text:style-name="P128">…</text:p>
      <text:p text:style-name="P13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8">Он нахлобучил на себя невесть откуда взявшуюся двууголку.</text:p>
      <text:p text:style-name="P128">– Как вам это нравится, господа?! Дискорд — спаситель Эквестрии! А ведь звучит!!! Разрешите откланяться!..</text:p>
      <text:p text:style-name="P128"/>
      <text:list xml:id="list1929903653098938996" text:style-name="L8">
        <text:list-header>
          <text:p text:style-name="P167">(<text:span text:style-name="T29">Луна — как повелительница снов, слышала разговор Макса с Анакорном</text:span>)</text:p>
          <text:p text:style-name="P168"/>
        </text:list-header>
      </text:list>
      <text:p text:style-name="P129">***</text:p>
      <text:p text:style-name="P98"><text:span text:style-name="T1">–</text:span> Ты?..</text:p>
      <text:p text:style-name="P98"><text:span text:style-name="T1">–</text:span> Ты??!</text:p>
      <text:p text:style-name="P98"><text:span text:style-name="T1">–</text:span> Ты мне снишься??</text:p>
      <text:p text:style-name="P98"><text:span text:style-name="T1">–</text:span> Это ты мне снишься!!</text:p>
      <text:p text:style-name="P98"><text:span text:style-name="T1">–</text:span> Неважно… Пусть мы друг-другу снимся… Ты как, Дэш?</text:p>
      <text:p text:style-name="P9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98"><text:span text:style-name="T25">- Точно? Ну офигеть! </text:span>А ты как?</text:p>
      <text:p text:style-name="P98"><text:span text:style-name="T1">–</text:span> И я в порядке. Вот, возвращаюсь в свой мир. Ну, не совсем в свой. Почти в свой.</text:p>
      <text:p text:style-name="P98"><text:span text:style-name="T1">–</text:span> Навсегда?</text:p>
      <text:p text:style-name="P98"><text:span text:style-name="T1">–</text:span> Скорее всего, да.</text:p>
      <text:p text:style-name="P98"><text:span text:style-name="T1">–</text:span> Это плохо. Я хотела тебе сказать…</text:p>
      <text:p text:style-name="P98"><text:span text:style-name="T1">–</text:span> Не надо, Дэш. Не стоит терзать себя. Мне тоже очень хотелось остаться. Но так надо.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Рэрити, и Селестию, и всех-всех-всех… Таковы правила.</text:p>
      <text:p text:style-name="P98"><text:soft-page-break/><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8">Я опустил руку на шею Дэш и ощутил теплоту и лёгкое покалывание в пустоте.</text:p>
      <text:p text:style-name="P98"><text:span text:style-name="T10">–</text:span> Мне кажется, Дэш, <text:span text:style-name="T1">м</text:span>ы найдём способ связаться. Рано или поздно.</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 Я всё ещё помню…</text:p>
      <text:p text:style-name="P98"/>
      <text:h text:style-name="P152" text:outline-level="2">Земля</text:h>
      <text:p text:style-name="P101">Музыкальная тема из бегущего по лезвию бритвы — <text:span text:style-name="T10">Mission impossible</text:span></text:p>
      <text:p text:style-name="P102">&lt;Ужас возвращения из тёплого волшебного мира друзей в холодную скучную реальность.&gt;</text:p>
      <text:p text:style-name="P9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5"><text:span text:style-name="T1">Я нашарил ногами тапки и пошёл в ванную. Проходя мимо стола, зацепился взглядом за</text:span> эскиз <text:span text:style-name="T1">рисунка</text:span>.</text:p>
      <text:p text:style-name="P9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9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6">Доставая из стола ключи от машины, опять наткнулся взглядом на эскиз.</text:p>
      <text:p text:style-name="P9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6">Назову-ка я фантазию «Последний фанфик».</text:p>
      <text:p text:style-name="P96"/>
      <text:p text:style-name="P96"/>
      <text:p text:style-name="P96"/>
      <text:p text:style-name="P98"/>
      <text:p text:style-name="P98"/>
      <text:p text:style-name="P98"/>
      <text:p text:style-name="P9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8"/>
      <text:p text:style-name="P9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8"/>
      <text:p text:style-name="P98"/>
      <text:p text:style-name="P98"/>
      <text:p text:style-name="P98"/>
      <text:p text:style-name="P76"/>
      <text:p text:style-name="P74"><text:span text:style-name="T1">–</text:span> Запрыгивай <text:span text:style-name="T1">–</text:span> разгневанно фыркнула она и ткнулась в меня боком.</text:p>
      <text:p text:style-name="P7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4">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4"><text:span text:style-name="T10">–</text:span> Держись! <text:span text:style-name="T10">–</text:span> <text:span text:style-name="T1">н</text:span>е успев процедить это сквозь сжатые зубы, Селестия пустилась вскачь.</text:p>
      <text:p text:style-name="P7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4">Выход был уже совсем рядом, когда нас встретила Луна.</text:p>
      <text:p text:style-name="P7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4">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4"/>
      <text:p text:style-name="P74"/>
      <text:p text:style-name="P74"/>
      <text:p text:style-name="P74"/>
      <text:p text:style-name="P74">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19T10:38:45.86</dc:date>
    <meta:editing-duration>P91DT17H34M48S</meta:editing-duration>
    <meta:editing-cycles>5567</meta:editing-cycles>
    <meta:generator>OpenOffice/4.1.1$Win32 OpenOffice.org_project/411m6$Build-9775</meta:generator>
    <dc:creator>макс </dc:creator>
    <meta:document-statistic meta:table-count="0" meta:image-count="0" meta:object-count="0" meta:page-count="178" meta:paragraph-count="3680" meta:word-count="84889" meta:character-count="541015"/>
  </office:meta>
</office:document-meta>
</file>